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0.792cm"/>
    </style:style>
    <style:style style:name="Table2.C" style:family="table-column">
      <style:table-column-properties style:column-width="0.418cm"/>
    </style:style>
    <style:style style:name="Table2.D" style:family="table-column">
      <style:table-column-properties style:column-width="0.222cm"/>
    </style:style>
    <style:style style:name="Table2.E" style:family="table-column">
      <style:table-column-properties style:column-width="0.101cm"/>
    </style:style>
    <style:style style:name="Table2.F" style:family="table-column">
      <style:table-column-properties style:column-width="0.319cm"/>
    </style:style>
    <style:style style:name="Table2.G" style:family="table-column">
      <style:table-column-properties style:column-width="0.326cm"/>
    </style:style>
    <style:style style:name="Table2.H" style:family="table-column">
      <style:table-column-properties style:column-width="2.155cm"/>
    </style:style>
    <style:style style:name="Table2.I" style:family="table-column">
      <style:table-column-properties style:column-width="0.328cm"/>
    </style:style>
    <style:style style:name="Table2.J" style:family="table-column">
      <style:table-column-properties style:column-width="0.732cm"/>
    </style:style>
    <style:style style:name="Table2.K" style:family="table-column">
      <style:table-column-properties style:column-width="0.676cm"/>
    </style:style>
    <style:style style:name="Table2.L" style:family="table-column">
      <style:table-column-properties style:column-width="0.139cm"/>
    </style:style>
    <style:style style:name="Table2.M" style:family="table-column">
      <style:table-column-properties style:column-width="0.187cm"/>
    </style:style>
    <style:style style:name="Table2.N" style:family="table-column">
      <style:table-column-properties style:column-width="0.21cm"/>
    </style:style>
    <style:style style:name="Table2.O" style:family="table-column">
      <style:table-column-properties style:column-width="0.381cm"/>
    </style:style>
    <style:style style:name="Table2.P" style:family="table-column">
      <style:table-column-properties style:column-width="0.351cm"/>
    </style:style>
    <style:style style:name="Table2.Q" style:family="table-column">
      <style:table-column-properties style:column-width="0.062cm"/>
    </style:style>
    <style:style style:name="Table2.R" style:family="table-column">
      <style:table-column-properties style:column-width="0.215cm"/>
    </style:style>
    <style:style style:name="Table2.S" style:family="table-column">
      <style:table-column-properties style:column-width="0.279cm"/>
    </style:style>
    <style:style style:name="Table2.T" style:family="table-column">
      <style:table-column-properties style:column-width="1.307cm"/>
    </style:style>
    <style:style style:name="Table2.U" style:family="table-column">
      <style:table-column-properties style:column-width="0.24cm"/>
    </style:style>
    <style:style style:name="Table2.W" style:family="table-column">
      <style:table-column-properties style:column-width="0.587cm"/>
    </style:style>
    <style:style style:name="Table2.X" style:family="table-column">
      <style:table-column-properties style:column-width="0.148cm"/>
    </style:style>
    <style:style style:name="Table2.Y" style:family="table-column">
      <style:table-column-properties style:column-width="0.275cm"/>
    </style:style>
    <style:style style:name="Table2.Z" style:family="table-column">
      <style:table-column-properties style:column-width="0.127cm"/>
    </style:style>
    <style:style style:name="Table2.a" style:family="table-column">
      <style:table-column-properties style:column-width="0.205cm"/>
    </style:style>
    <style:style style:name="Table2.b" style:family="table-column">
      <style:table-column-properties style:column-width="0.416cm"/>
    </style:style>
    <style:style style:name="Table2.c" style:family="table-column">
      <style:table-column-properties style:column-width="0.078cm"/>
    </style:style>
    <style:style style:name="Table2.d" style:family="table-column">
      <style:table-column-properties style:column-width="0.194cm"/>
    </style:style>
    <style:style style:name="Table2.e" style:family="table-column">
      <style:table-column-properties style:column-width="0.48cm"/>
    </style:style>
    <style:style style:name="Table2.f" style:family="table-column">
      <style:table-column-properties style:column-width="0.529cm"/>
    </style:style>
    <style:style style:name="Table2.g" style:family="table-column">
      <style:table-column-properties style:column-width="0.542cm"/>
    </style:style>
    <style:style style:name="Table2.h" style:family="table-column">
      <style:table-column-properties style:column-width="0.236cm"/>
    </style:style>
    <style:style style:name="Table2.j" style:family="table-column">
      <style:table-column-properties style:column-width="0.053cm"/>
    </style:style>
    <style:style style:name="Table2.k" style:family="table-column">
      <style:table-column-properties style:column-width="0.445cm"/>
    </style:style>
    <style:style style:name="Table2.l" style:family="table-column">
      <style:table-column-properties style:column-width="0.162cm"/>
    </style:style>
    <style:style style:name="Table2.m" style:family="table-column">
      <style:table-column-properties style:column-width="0.591cm"/>
    </style:style>
    <style:style style:name="Table2.n" style:family="table-column">
      <style:table-column-properties style:column-width="0.131cm"/>
    </style:style>
    <style:style style:name="Table2.o" style:family="table-column">
      <style:table-column-properties style:column-width="0.515cm"/>
    </style:style>
    <style:style style:name="Table2.p" style:family="table-column">
      <style:table-column-properties style:column-width="0.55cm"/>
    </style:style>
    <style:style style:name="Table2.q" style:family="table-column">
      <style:table-column-properties style:column-width="0.737cm"/>
    </style:style>
    <style:style style:name="Table2.r" style:family="table-column">
      <style:table-column-properties style:column-width="0.695cm"/>
    </style:style>
    <style:style style:name="Table2.A1" style:family="table-cell">
      <style:table-cell-properties fo:padding="0.101cm" fo:border="none"/>
    </style:style>
    <style:style style:name="Table2.2" style:family="table-row">
      <style:table-row-properties style:row-height="0.801cm"/>
    </style:style>
    <style:style style:name="Table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le2.l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le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le2.C3" style:family="table-cell">
      <style:table-cell-properties fo:padding="0.101cm" fo:border="0.05pt solid #000000"/>
    </style:style>
    <style:style style:name="Table2.4" style:family="table-row">
      <style:table-row-properties style:row-height="0.4cm"/>
    </style:style>
    <style:style style:name="Table2.A5" style:family="table-cell">
      <style:table-cell-properties style:vertical-align="middle" fo:padding="0.101cm" fo:border="none"/>
    </style:style>
    <style:style style:name="Table2.A6" style:family="table-cell">
      <style:table-cell-properties style:vertical-align="middle" fo:padding="0cm" fo:border="none"/>
    </style:style>
    <style:style style:name="Table2.8" style:family="table-row">
      <style:table-row-properties style:row-height="1.3cm"/>
    </style:style>
    <style:style style:name="Table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le2.L8" style:family="table-cell">
      <style:table-cell-properties style:vertical-align="middle" fo:padding="0.101cm" fo:border="0.05pt solid #000000"/>
    </style:style>
    <style:style style:name="Table2.V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2.V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11" style:family="table-row">
      <style:table-row-properties style:row-height="1.125cm"/>
    </style:style>
    <style:style style:name="Table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le2.12" style:family="table-row">
      <style:table-row-properties style:row-height="0.801cm" fo:background-color="transparent" fo:keep-together="auto">
        <style:background-image/>
      </style:table-row-properties>
    </style:style>
    <style:style style:name="Table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2.V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13" style:family="table-row">
      <style:table-row-properties style:min-row-height="0.45cm" fo:background-color="transparent" fo:keep-together="auto">
        <style:background-image/>
      </style:table-row-properties>
    </style:style>
    <style:style style:name="Table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le2.V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18" style:family="table-row">
      <style:table-row-properties style:row-height="1.221cm"/>
    </style:style>
    <style:style style:name="Table2.V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25" style:family="table-row">
      <style:table-row-properties style:row-height="1.157cm"/>
    </style:style>
    <style:style style:name="Table2.27" style:family="table-row">
      <style:table-row-properties style:row-height="0.75cm" fo:background-color="transparent" fo:keep-together="auto">
        <style:background-image/>
      </style:table-row-properties>
    </style:style>
    <style:style style:name="Table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le2.28" style:family="table-row">
      <style:table-row-properties style:row-height="0.85cm"/>
    </style:style>
    <style:style style:name="Table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C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M28" style:family="table-cell">
      <style:table-cell-properties fo:padding="0.097cm" fo:border-left="0.05pt solid #000000" fo:border-right="none" fo:border-top="none" fo:border-bottom="0.05pt solid #000000"/>
    </style:style>
    <style:style style:name="Table2.32" style:family="table-row">
      <style:table-row-properties style:min-row-height="1.228cm" fo:background-color="transparent" fo:keep-together="auto">
        <style:background-image/>
      </style:table-row-properties>
    </style:style>
    <style:style style:name="Table2.A32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le2.33" style:family="table-row">
      <style:table-row-properties style:min-row-height="0.711cm" fo:background-color="transparent" fo:keep-together="auto">
        <style:background-image/>
      </style:table-row-properties>
    </style:style>
    <style:style style:name="Table2.34" style:family="table-row">
      <style:table-row-properties style:min-row-height="4.697cm" fo:background-color="transparent" fo:keep-together="auto">
        <style:background-image/>
      </style:table-row-properties>
    </style:style>
    <style:style style:name="Table2.35" style:family="table-row">
      <style:table-row-properties style:min-row-height="0.049cm" fo:background-color="transparent" fo:keep-together="auto">
        <style:background-image/>
      </style:table-row-properties>
    </style:style>
    <style:style style:name="Table2.36" style:family="table-row">
      <style:table-row-properties style:min-row-height="0.704cm" fo:background-color="transparent" fo:keep-together="auto">
        <style:background-image/>
      </style:table-row-properties>
    </style:style>
    <style:style style:name="Table2.38" style:family="table-row">
      <style:table-row-properties style:min-row-height="0.794cm" fo:background-color="transparent" fo:keep-together="auto">
        <style:background-image/>
      </style:table-row-properties>
    </style:style>
    <style:style style:name="Table2.41" style:family="table-row">
      <style:table-row-properties style:min-row-height="1.39cm" fo:background-color="transparent" fo:keep-together="auto">
        <style:background-image/>
      </style:table-row-properties>
    </style:style>
    <style:style style:name="Table2.52" style:family="table-row">
      <style:table-row-properties style:row-height="0.75cm"/>
    </style:style>
    <style:style style:name="Table2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C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M52" style:family="table-cell">
      <style:table-cell-properties fo:padding="0.097cm" fo:border-left="0.05pt solid #000000" fo:border-right="none" fo:border-top="none" fo:border-bottom="0.05pt solid #000000"/>
    </style:style>
    <style:style style:name="Table2.A54" style:family="table-cell">
      <style:table-cell-properties style:vertical-align="middle" fo:padding="0.097cm" fo:border="none"/>
    </style:style>
    <style:style style:name="Table2.V5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59" style:family="table-row">
      <style:table-row-properties style:row-height="1.263cm"/>
    </style:style>
    <style:style style:name="Table2.V6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66" style:family="table-row">
      <style:table-row-properties style:row-height="1.023cm"/>
    </style:style>
    <style:style style:name="Table2.V7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73" style:family="table-row">
      <style:table-row-properties style:row-height="1.021cm"/>
    </style:style>
    <style:style style:name="Table2.76" style:family="table-row">
      <style:table-row-properties style:row-height="0.75cm"/>
    </style:style>
    <style:style style:name="Table2.A76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C76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M76" style:family="table-cell">
      <style:table-cell-properties fo:padding="0.097cm" fo:border-left="0.05pt solid #000000" fo:border-right="none" fo:border-top="none" fo:border-bottom="0.05pt solid #000000"/>
    </style:style>
    <style:style style:name="Table2.78" style:family="table-row">
      <style:table-row-properties style:row-height="0.496cm"/>
    </style:style>
    <style:style style:name="Table2.A7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79" style:family="table-row">
      <style:table-row-properties style:row-height="0.88cm"/>
    </style:style>
    <style:style style:name="Table2.A7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U7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o7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80" style:family="table-row">
      <style:table-row-properties style:row-height="0.893cm"/>
    </style:style>
    <style:style style:name="Table2.A8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U8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i8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o8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81" style:family="table-row">
      <style:table-row-properties style:row-height="0.91cm"/>
    </style:style>
    <style:style style:name="Table2.A8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R8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a8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e8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o8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e2.82" style:family="table-row">
      <style:table-row-properties fo:background-color="transparent" fo:keep-together="auto">
        <style:background-image/>
      </style:table-row-properties>
    </style:style>
    <style:style style:name="Table2.A8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2.83" style:family="table-row">
      <style:table-row-properties style:row-height="0.45cm" fo:background-color="transparent" fo:keep-together="auto">
        <style:background-image/>
      </style:table-row-properties>
    </style:style>
    <style:style style:name="Table2.84" style:family="table-row">
      <style:table-row-properties style:row-height="0.836cm"/>
    </style:style>
    <style:style style:name="Table2.A84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le2.F84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A8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le2.88" style:family="table-row">
      <style:table-row-properties style:row-height="0.926cm"/>
    </style:style>
    <style:style style:name="Table2.A88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le2.F8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le2.A8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le2.90" style:family="table-row">
      <style:table-row-properties fo:background-color="transparent" fo:keep-together="auto">
        <style:background-image/>
      </style:table-row-properties>
    </style:style>
    <style:style style:name="Table2.91" style:family="table-row">
      <style:table-row-properties fo:background-color="transparent" fo:keep-together="auto">
        <style:background-image/>
      </style:table-row-properties>
    </style:style>
    <style:style style:name="Table2.92" style:family="table-row">
      <style:table-row-properties style:row-height="0.884cm" fo:background-color="transparent" fo:keep-together="auto">
        <style:background-image/>
      </style:table-row-properties>
    </style:style>
    <style:style style:name="Table2.A92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2.93" style:family="table-row">
      <style:table-row-properties fo:background-color="transparent" fo:keep-together="auto">
        <style:background-image/>
      </style:table-row-properties>
    </style:style>
    <style:style style:name="Table2.94" style:family="table-row">
      <style:table-row-properties fo:background-color="transparent" fo:keep-together="auto">
        <style:background-image/>
      </style:table-row-properties>
    </style:style>
    <style:style style:name="Table2.95" style:family="table-row">
      <style:table-row-properties fo:background-color="transparent" fo:keep-together="auto">
        <style:background-image/>
      </style:table-row-properties>
    </style:style>
    <style:style style:name="Table2.96" style:family="table-row">
      <style:table-row-properties style:row-height="0.882cm" fo:background-color="transparent" fo:keep-together="auto">
        <style:background-image/>
      </style:table-row-properties>
    </style:style>
    <style:style style:name="Table2.97" style:family="table-row">
      <style:table-row-properties fo:background-color="transparent" fo:keep-together="auto">
        <style:background-image/>
      </style:table-row-properties>
    </style:style>
    <style:style style:name="Table2.98" style:family="table-row">
      <style:table-row-properties fo:background-color="transparent" fo:keep-together="auto">
        <style:background-image/>
      </style:table-row-properties>
    </style:style>
    <style:style style:name="Table2.99" style:family="table-row">
      <style:table-row-properties fo:background-color="transparent" fo:keep-together="auto">
        <style:background-image/>
      </style:table-row-properties>
    </style:style>
    <style:style style:name="Table2.100" style:family="table-row">
      <style:table-row-properties fo:background-color="transparent" fo:keep-together="auto">
        <style:background-image/>
      </style:table-row-properties>
    </style:style>
    <style:style style:name="Table2.101" style:family="table-row">
      <style:table-row-properties style:min-row-height="0.884cm" fo:background-color="transparent" fo:keep-together="auto">
        <style:background-image/>
      </style:table-row-properties>
    </style:style>
    <style:style style:name="Table2.C10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2.102" style:family="table-row">
      <style:table-row-properties fo:background-color="transparent" fo:keep-together="auto">
        <style:background-image/>
      </style:table-row-properties>
    </style:style>
    <style:style style:name="Table2.103" style:family="table-row">
      <style:table-row-properties fo:background-color="transparent" fo:keep-together="auto">
        <style:background-image/>
      </style:table-row-properties>
    </style:style>
    <style:style style:name="Table2.105" style:family="table-row">
      <style:table-row-properties style:row-height="0.87cm" fo:background-color="transparent" fo:keep-together="auto">
        <style:background-image/>
      </style:table-row-properties>
    </style:style>
    <style:style style:name="Table2.Y105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le2.106" style:family="table-row">
      <style:table-row-properties style:row-height="0.908cm" fo:background-color="transparent" fo:keep-together="auto">
        <style:background-image/>
      </style:table-row-properties>
    </style:style>
    <style:style style:name="Table2.Y106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j106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2.107" style:family="table-row">
      <style:table-row-properties style:row-height="0.681cm" fo:background-color="transparent" fo:keep-together="auto">
        <style:background-image/>
      </style:table-row-properties>
    </style:style>
    <style:style style:name="Table2.A107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le2.109" style:family="table-row">
      <style:table-row-properties style:row-height="0.871cm"/>
    </style:style>
    <style:style style:name="Table2.A109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le2.S10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X10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d10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h10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l10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110" style:family="table-row">
      <style:table-row-properties style:row-height="0.893cm"/>
    </style:style>
    <style:style style:name="Table2.A11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le2.S11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h11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l11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112" style:family="table-row">
      <style:table-row-properties style:row-height="0.75cm"/>
    </style:style>
    <style:style style:name="Table2.A11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le2.113" style:family="table-row">
      <style:table-row-properties style:row-height="0.683cm" fo:background-color="transparent" fo:keep-together="auto">
        <style:background-image/>
      </style:table-row-properties>
    </style:style>
    <style:style style:name="Table2.115" style:family="table-row">
      <style:table-row-properties style:row-height="0.914cm"/>
    </style:style>
    <style:style style:name="Table2.A11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le2.O11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W11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b11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g11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j11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le2.116" style:family="table-row">
      <style:table-row-properties style:row-height="0.893cm"/>
    </style:style>
    <style:style style:name="Table2.A11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le2.O1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g1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j1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le2.A11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le2.118" style:family="table-row">
      <style:table-row-properties style:row-height="0.903cm" fo:background-color="transparent" fo:keep-together="auto">
        <style:background-image/>
      </style:table-row-properties>
    </style:style>
    <style:style style:name="Table2.122" style:family="table-row">
      <style:table-row-properties style:row-height="0.859cm" fo:background-color="transparent" fo:keep-together="auto">
        <style:background-image/>
      </style:table-row-properties>
    </style:style>
    <style:style style:name="Table2.127" style:family="table-row">
      <style:table-row-properties style:row-height="0.25cm"/>
    </style:style>
    <style:style style:name="Table2.A127" style:family="table-cell">
      <style:table-cell-properties style:vertical-align="middle" fo:padding="0.049cm" fo:border-left="none" fo:border-right="none" fo:border-top="none" fo:border-bottom="0.05pt solid #000000"/>
    </style:style>
    <style:style style:name="Table2.B1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K1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N1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P1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S1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U1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Z1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f1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k1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n12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A128" style:family="table-cell">
      <style:table-cell-properties style:vertical-align="middle" fo:padding="0.049cm" fo:border-left="none" fo:border-right="none" fo:border-top="none" fo:border-bottom="0.05pt solid #000000"/>
    </style:style>
    <style:style style:name="Table2.B1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K1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N1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P1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S1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U1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Z1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f1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k1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n12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q12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le2.A129" style:family="table-cell">
      <style:table-cell-properties style:vertical-align="middle" fo:padding="0.097cm" fo:border="none"/>
    </style:style>
    <style:style style:name="Table2.A130" style:family="table-cell">
      <style:table-cell-properties style:vertical-align="middle" fo:padding="0.097cm" fo:border="none"/>
    </style:style>
    <style:style style:name="Table2.131" style:family="table-row">
      <style:table-row-properties style:min-row-height="0.011cm"/>
    </style:style>
    <style:style style:name="Table2.A131" style:family="table-cell">
      <style:table-cell-properties style:vertical-align="" fo:padding="0.049cm" fo:border="none"/>
    </style:style>
    <style:style style:name="Table2.B131" style:family="table-cell">
      <style:table-cell-properties style:vertical-align="" fo:padding="0.049cm" fo:border-left="0.05pt solid #000000" fo:border-right="none" fo:border-top="none" fo:border-bottom="none"/>
    </style:style>
    <style:style style:name="Table2.K131" style:family="table-cell">
      <style:table-cell-properties style:vertical-align="" fo:padding="0.049cm" fo:border-left="0.05pt solid #000000" fo:border-right="none" fo:border-top="none" fo:border-bottom="none"/>
    </style:style>
    <style:style style:name="Table2.N131" style:family="table-cell">
      <style:table-cell-properties style:vertical-align="" fo:padding="0.049cm" fo:border-left="0.05pt solid #000000" fo:border-right="none" fo:border-top="none" fo:border-bottom="none"/>
    </style:style>
    <style:style style:name="Table2.P131" style:family="table-cell">
      <style:table-cell-properties style:vertical-align="" fo:padding="0.049cm" fo:border-left="0.05pt solid #000000" fo:border-right="none" fo:border-top="none" fo:border-bottom="none"/>
    </style:style>
    <style:style style:name="Table2.S131" style:family="table-cell">
      <style:table-cell-properties style:vertical-align="" fo:padding="0.049cm" fo:border-left="0.05pt solid #000000" fo:border-right="none" fo:border-top="none" fo:border-bottom="none"/>
    </style:style>
    <style:style style:name="Table2.U131" style:family="table-cell">
      <style:table-cell-properties style:vertical-align="" fo:padding="0.049cm" fo:border-left="0.05pt solid #000000" fo:border-right="none" fo:border-top="none" fo:border-bottom="none"/>
    </style:style>
    <style:style style:name="Table2.Z131" style:family="table-cell">
      <style:table-cell-properties style:vertical-align="" fo:padding="0.049cm" fo:border-left="0.05pt solid #000000" fo:border-right="none" fo:border-top="none" fo:border-bottom="none"/>
    </style:style>
    <style:style style:name="Table2.f131" style:family="table-cell">
      <style:table-cell-properties style:vertical-align="" fo:padding="0.049cm" fo:border-left="0.05pt solid #000000" fo:border-right="none" fo:border-top="none" fo:border-bottom="none"/>
    </style:style>
    <style:style style:name="Table2.k131" style:family="table-cell">
      <style:table-cell-properties style:vertical-align="" fo:padding="0.049cm" fo:border-left="0.05pt solid #000000" fo:border-right="none" fo:border-top="none" fo:border-bottom="none"/>
    </style:style>
    <style:style style:name="Table2.n131" style:family="table-cell">
      <style:table-cell-properties style:vertical-align="" fo:padding="0.049cm" fo:border-left="0.05pt solid #000000" fo:border-right="none" fo:border-top="none" fo:border-bottom="none"/>
    </style:style>
    <style:style style:name="Table2.q131" style:family="table-cell">
      <style:table-cell-properties style:vertical-align="" fo:padding="0.049cm" fo:border-left="0.05pt solid #000000" fo:border-right="none" fo:border-top="none" fo:border-bottom="none"/>
    </style:style>
    <style:style style:name="Table2.r131" style:family="table-cell">
      <style:table-cell-properties style:vertical-align="" fo:padding="0.049cm" fo:border-left="0.05pt solid #000000" fo:border-right="none" fo:border-top="none" fo:border-bottom="none"/>
    </style:style>
    <style:style style:name="Table2.A132" style:family="table-cell">
      <style:table-cell-properties style:vertical-align="middle" fo:padding="0.097cm" fo:border="none"/>
    </style:style>
    <style:style style:name="Table2.133" style:family="table-row">
      <style:table-row-properties fo:background-color="transparent" fo:keep-together="auto">
        <style:background-image/>
      </style:table-row-properties>
    </style:style>
    <style:style style:name="Table2.A133" style:family="table-cell">
      <style:table-cell-properties style:vertical-align="" fo:padding="0cm" fo:border="none"/>
    </style:style>
    <style:style style:name="Table2.B13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le2.K133" style:family="table-cell">
      <style:table-cell-properties style:vertical-align="" fo:padding="0cm" fo:border-left="0.05pt solid #000000" fo:border-right="none" fo:border-top="none" fo:border-bottom="none"/>
    </style:style>
    <style:style style:name="Table2.N133" style:family="table-cell">
      <style:table-cell-properties style:vertical-align="" fo:padding="0cm" fo:border-left="0.05pt solid #000000" fo:border-right="none" fo:border-top="none" fo:border-bottom="none"/>
    </style:style>
    <style:style style:name="Table2.P133" style:family="table-cell">
      <style:table-cell-properties style:vertical-align="" fo:padding="0cm" fo:border-left="0.05pt solid #000000" fo:border-right="none" fo:border-top="none" fo:border-bottom="none"/>
    </style:style>
    <style:style style:name="Table2.S133" style:family="table-cell">
      <style:table-cell-properties style:vertical-align="" fo:padding="0cm" fo:border-left="0.05pt solid #000000" fo:border-right="none" fo:border-top="none" fo:border-bottom="none"/>
    </style:style>
    <style:style style:name="Table2.U133" style:family="table-cell">
      <style:table-cell-properties style:vertical-align="" fo:padding="0cm" fo:border-left="0.05pt solid #000000" fo:border-right="none" fo:border-top="none" fo:border-bottom="none"/>
    </style:style>
    <style:style style:name="Table2.Z133" style:family="table-cell">
      <style:table-cell-properties style:vertical-align="" fo:padding="0cm" fo:border-left="0.05pt solid #000000" fo:border-right="none" fo:border-top="none" fo:border-bottom="none"/>
    </style:style>
    <style:style style:name="Table2.f133" style:family="table-cell">
      <style:table-cell-properties style:vertical-align="" fo:padding="0cm" fo:border-left="0.05pt solid #000000" fo:border-right="none" fo:border-top="none" fo:border-bottom="none"/>
    </style:style>
    <style:style style:name="Table2.k133" style:family="table-cell">
      <style:table-cell-properties style:vertical-align="" fo:padding="0cm" fo:border-left="0.05pt solid #000000" fo:border-right="none" fo:border-top="none" fo:border-bottom="none"/>
    </style:style>
    <style:style style:name="Table2.n133" style:family="table-cell">
      <style:table-cell-properties style:vertical-align="" fo:padding="0cm" fo:border-left="0.05pt solid #000000" fo:border-right="none" fo:border-top="none" fo:border-bottom="none"/>
    </style:style>
    <style:style style:name="Table2.q133" style:family="table-cell">
      <style:table-cell-properties style:vertical-align="" fo:padding="0cm" fo:border-left="0.05pt solid #000000" fo:border-right="none" fo:border-top="none" fo:border-bottom="none"/>
    </style:style>
    <style:style style:name="Table2.r133" style:family="table-cell">
      <style:table-cell-properties style:vertical-align="" fo:padding="0cm" fo:border-left="0.05pt solid #000000" fo:border-right="none" fo:border-top="none" fo:border-bottom="none"/>
    </style:style>
    <style:style style:name="Table2.A134" style:family="table-cell">
      <style:table-cell-properties style:vertical-align="middle" fo:padding="0.097cm" fo:border="none"/>
    </style:style>
    <style:style style:name="Table2.A13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2.A13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2.137" style:family="table-row">
      <style:table-row-properties style:min-row-height="0.011cm" fo:background-color="transparent" fo:keep-together="auto">
        <style:background-image/>
      </style:table-row-properties>
    </style:style>
    <style:style style:name="Table2.A13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le2.B13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le2.138" style:family="table-row">
      <style:table-row-properties fo:background-color="transparent" fo:keep-together="auto">
        <style:background-image/>
      </style:table-row-properties>
    </style:style>
    <style:style style:name="Table2.A13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2.139" style:family="table-row">
      <style:table-row-properties fo:background-color="transparent" fo:keep-together="auto">
        <style:background-image/>
      </style:table-row-properties>
    </style:style>
    <style:style style:name="Table2.A13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B13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le2.K13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le2.140" style:family="table-row">
      <style:table-row-properties fo:background-color="transparent" fo:keep-together="auto">
        <style:background-image/>
      </style:table-row-properties>
    </style:style>
    <style:style style:name="Table2.A14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2.A142" style:family="table-cell">
      <style:table-cell-properties style:vertical-align="middle" fo:padding="0.097cm" fo:border="none"/>
    </style:style>
    <style:style style:name="Tabela1" style:family="table">
      <style:table-properties style:width="19.0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775cm" style:rel-column-width="16383*"/>
    </style:style>
    <style:style style:name="Tabela1.D" style:family="table-column">
      <style:table-column-properties style:column-width="4.775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2" style:family="paragraph" style:parent-style-name="Table_20_Contents">
      <style:text-properties fo:font-variant="normal" fo:text-transform="none" style:font-name="Times New Roman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Times New Roman" fo:font-size="7pt" fo:text-shadow="none" fo:font-weight="bold" officeooo:paragraph-rsid="009d1037" style:font-size-asian="10.5pt" style:font-relief="none"/>
    </style:style>
    <style:style style:name="P4" style:family="paragraph" style:parent-style-name="Table_20_Contents">
      <style:text-properties fo:font-variant="normal" fo:text-transform="none" style:font-name="Times New Roman" fo:font-size="7pt" fo:text-shadow="none" fo:font-weight="bold" officeooo:paragraph-rsid="00ac32b6" style:font-size-asian="10.5pt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text-properties officeooo:paragraph-rsid="008a19b9"/>
    </style:style>
    <style:style style:name="P8" style:family="paragraph" style:parent-style-name="Table_20_Contents">
      <style:text-properties officeooo:paragraph-rsid="00935b8a"/>
    </style:style>
    <style:style style:name="P9" style:family="paragraph" style:parent-style-name="Table_20_Contents">
      <style:text-properties officeooo:paragraph-rsid="009a485b"/>
    </style:style>
    <style:style style:name="P10" style:family="paragraph" style:parent-style-name="Table_20_Contents">
      <style:text-properties officeooo:paragraph-rsid="009d1037"/>
    </style:style>
    <style:style style:name="P11" style:family="paragraph" style:parent-style-name="Table_20_Contents">
      <style:text-properties officeooo:paragraph-rsid="00a0e19b"/>
    </style:style>
    <style:style style:name="P12" style:family="paragraph" style:parent-style-name="Table_20_Contents">
      <style:text-properties officeooo:paragraph-rsid="00a4854c"/>
    </style:style>
    <style:style style:name="P13" style:family="paragraph" style:parent-style-name="Table_20_Contents">
      <style:text-properties officeooo:paragraph-rsid="00ac32b6"/>
    </style:style>
    <style:style style:name="P14" style:family="paragraph" style:parent-style-name="Table_20_Contents">
      <style:text-properties style:font-name="Times New Roman" officeooo:paragraph-rsid="0087e73e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officeooo:paragraph-rsid="008a19b9"/>
    </style:style>
    <style:style style:name="P16" style:family="paragraph" style:parent-style-name="Descritivo_20_bloco">
      <style:text-properties officeooo:paragraph-rsid="00935b8a"/>
    </style:style>
    <style:style style:name="P17" style:family="paragraph" style:parent-style-name="Descritivo_20_bloco">
      <style:text-properties style:font-name="Times New Roman" officeooo:paragraph-rsid="00935b8a"/>
    </style:style>
    <style:style style:name="P18" style:family="paragraph" style:parent-style-name="Descritivo_20_bloco">
      <style:text-properties style:font-name="Times New Roman" officeooo:paragraph-rsid="00b909b3"/>
    </style:style>
    <style:style style:name="P19" style:family="paragraph" style:parent-style-name="Descritivo_20_bloco">
      <style:text-properties style:font-name="Times New Roman" officeooo:paragraph-rsid="009a485b"/>
    </style:style>
    <style:style style:name="P20" style:family="paragraph" style:parent-style-name="Descritivo_20_bloco">
      <style:text-properties style:font-name="Times New Roman" officeooo:paragraph-rsid="009bef9b"/>
    </style:style>
    <style:style style:name="P21" style:family="paragraph" style:parent-style-name="Descritivo_20_bloco">
      <style:text-properties style:font-name="Times New Roman" officeooo:paragraph-rsid="00a4854c"/>
    </style:style>
    <style:style style:name="P22" style:family="paragraph" style:parent-style-name="Descritivo_20_bloco">
      <style:text-properties style:font-name="Times New Roman" officeooo:paragraph-rsid="00ac32b6"/>
    </style:style>
    <style:style style:name="P23" style:family="paragraph" style:parent-style-name="Standard">
      <style:text-properties officeooo:paragraph-rsid="00a4854c"/>
    </style:style>
    <style:style style:name="P24" style:family="paragraph" style:parent-style-name="Standard">
      <style:text-properties style:font-name="Times New Roman" officeooo:paragraph-rsid="00a4854c"/>
    </style:style>
    <style:style style:name="P25" style:family="paragraph" style:parent-style-name="Standard">
      <style:text-properties style:font-name="Times New Roman" fo:text-shadow="none" officeooo:paragraph-rsid="00a4854c" style:font-size-asian="10.5pt" style:font-relief="none"/>
    </style:style>
    <style:style style:name="P26" style:family="paragraph" style:parent-style-name="Standard">
      <style:text-properties officeooo:paragraph-rsid="00ac32b6"/>
    </style:style>
    <style:style style:name="P2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2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2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style:font-name="Times New Roman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3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10pt" officeooo:paragraph-rsid="008a19b9"/>
    </style:style>
    <style:style style:name="P3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style:font-name="Times New Roman" fo:font-size="10pt" officeooo:paragraph-rsid="00907665"/>
    </style:style>
    <style:style style:name="P3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style:font-name="Times New Roman" fo:font-size="10pt" officeooo:paragraph-rsid="00931a4e"/>
    </style:style>
    <style:style style:name="P3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2pt" officeooo:paragraph-rsid="008a19b9" style:font-size-asian="1.75pt" style:font-size-complex="2pt"/>
    </style:style>
    <style:style style:name="P38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2pt" officeooo:paragraph-rsid="00907665" style:font-size-asian="1.75pt" style:font-size-complex="2pt"/>
    </style:style>
    <style:style style:name="P39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2pt" officeooo:paragraph-rsid="00931a4e" style:font-size-asian="1.75pt" style:font-size-complex="2pt"/>
    </style:style>
    <style:style style:name="P40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6pt" officeooo:paragraph-rsid="008a19b9" style:font-size-asian="6pt" style:font-size-complex="6pt"/>
    </style:style>
    <style:style style:name="P41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6pt" officeooo:paragraph-rsid="00907665" style:font-size-asian="6pt" style:font-size-complex="6pt"/>
    </style:style>
    <style:style style:name="P4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6pt" officeooo:paragraph-rsid="00931a4e" style:font-size-asian="6pt" style:font-size-complex="6pt"/>
    </style:style>
    <style:style style:name="P43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8a19b9"/>
    </style:style>
    <style:style style:name="P4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07665"/>
    </style:style>
    <style:style style:name="P45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31a4e"/>
    </style:style>
    <style:style style:name="P46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8a19b9"/>
    </style:style>
    <style:style style:name="P4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10pt" officeooo:paragraph-rsid="00907665" style:font-size-asian="10pt" style:font-size-complex="10pt"/>
    </style:style>
    <style:style style:name="P48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weight="normal" officeooo:paragraph-rsid="00931a4e" style:font-weight-asian="normal" style:font-weight-complex="normal"/>
    </style:style>
    <style:style style:name="P49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8a19b9"/>
    </style:style>
    <style:style style:name="P5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07665"/>
    </style:style>
    <style:style style:name="P51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31a4e"/>
    </style:style>
    <style:style style:name="P52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8a19b9"/>
    </style:style>
    <style:style style:name="P5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4pt" officeooo:paragraph-rsid="008a19b9" style:font-size-asian="3.5pt" style:font-size-complex="4pt"/>
    </style:style>
    <style:style style:name="P5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4pt" officeooo:paragraph-rsid="00907665" style:font-size-asian="3.5pt" style:font-size-complex="4pt"/>
    </style:style>
    <style:style style:name="P5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4pt" officeooo:paragraph-rsid="00931a4e" style:font-size-asian="3.5pt" style:font-size-complex="4pt"/>
    </style:style>
    <style:style style:name="P5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07665"/>
    </style:style>
    <style:style style:name="P5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31a4e"/>
    </style:style>
    <style:style style:name="P58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weight="normal" officeooo:paragraph-rsid="008a19b9" style:font-weight-asian="normal" style:font-weight-complex="normal"/>
    </style:style>
    <style:style style:name="P59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7pt" fo:font-weight="normal" officeooo:paragraph-rsid="00907665" style:font-size-asian="7pt" style:font-weight-asian="normal" style:font-size-complex="7pt" style:font-weight-complex="normal"/>
    </style:style>
    <style:style style:name="P60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Times New Roman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61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8a19b9"/>
    </style:style>
    <style:style style:name="P62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07665"/>
    </style:style>
    <style:style style:name="P63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31a4e"/>
    </style:style>
    <style:style style:name="P64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8a19b9"/>
    </style:style>
    <style:style style:name="P6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07665"/>
    </style:style>
    <style:style style:name="P66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31a4e"/>
    </style:style>
    <style:style style:name="P6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8a19b9"/>
    </style:style>
    <style:style style:name="P6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8pt" fo:font-weight="bold" officeooo:paragraph-rsid="008a19b9" style:font-size-asian="8pt" style:font-weight-asian="bold" style:font-size-complex="8pt" style:font-weight-complex="bold"/>
    </style:style>
    <style:style style:name="P6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size="8pt" fo:font-weight="bold" officeooo:paragraph-rsid="00931a4e" style:font-size-asian="8pt" style:font-weight-asian="bold" style:font-size-complex="8pt" style:font-weight-complex="bold"/>
    </style:style>
    <style:style style:name="P7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style:font-name="Times New Roman" fo:font-size="7pt" fo:font-weight="bold" officeooo:paragraph-rsid="00907665" style:font-size-asian="7pt" style:font-weight-asian="bold" style:font-size-complex="7pt" style:font-weight-complex="bold"/>
    </style:style>
    <style:style style:name="P7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style:font-name="Times New Roman" fo:font-size="7pt" fo:font-weight="bold" officeooo:paragraph-rsid="00931a4e" style:font-size-asian="7pt" style:font-weight-asian="bold" style:font-size-complex="7pt" style:font-weight-complex="bold"/>
    </style:style>
    <style:style style:name="P7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style:font-name="Times New Roman" fo:font-size="12pt" fo:font-weight="bold" officeooo:paragraph-rsid="00931a4e" style:font-size-asian="12pt" style:font-weight-asian="bold" style:font-size-complex="12pt" style:font-weight-complex="bold"/>
    </style:style>
    <style:style style:name="P7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Times New Roman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7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Times New Roman" fo:font-size="8pt" fo:language="zxx" fo:country="none" fo:text-shadow="none" style:text-underline-style="none" fo:font-weight="bold" officeooo:paragraph-rsid="00907665" style:font-size-asian="8pt" style:language-asian="zxx" style:country-asian="none" style:font-weight-asian="bold" style:font-size-complex="8pt" style:language-complex="zxx" style:country-complex="none" style:font-weight-complex="bold" style:font-relief="none"/>
    </style:style>
    <style:style style:name="P75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8a19b9"/>
    </style:style>
    <style:style style:name="P76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officeooo:paragraph-rsid="00931a4e"/>
    </style:style>
    <style:style style:name="P77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weight="bold" officeooo:paragraph-rsid="008a19b9" style:font-weight-asian="bold" style:font-weight-complex="bold"/>
    </style:style>
    <style:style style:name="P7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weight="bold" officeooo:paragraph-rsid="00907665" style:font-weight-asian="bold" style:font-weight-complex="bold"/>
    </style:style>
    <style:style style:name="P79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Times New Roman" fo:font-weight="bold" officeooo:paragraph-rsid="00931a4e" style:font-weight-asian="bold" style:font-weight-complex="bold"/>
    </style:style>
    <style:style style:name="P8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Times New Roman" fo:font-size="8pt" fo:language="zxx" fo:country="none" fo:text-shadow="none" style:text-underline-style="none" fo:font-weight="bold" officeooo:paragraph-rsid="00907665" style:font-size-asian="8pt" style:language-asian="zxx" style:country-asian="none" style:font-weight-asian="bold" style:font-size-complex="8pt" style:language-complex="zxx" style:country-complex="none" style:font-weight-complex="bold" style:font-relief="none"/>
    </style:style>
    <style:style style:name="P81" style:family="paragraph" style:parent-style-name="Dado_20_variável">
      <style:text-properties officeooo:paragraph-rsid="008a19b9"/>
    </style:style>
    <style:style style:name="P82" style:family="paragraph" style:parent-style-name="Dado_20_variável">
      <style:text-properties fo:color="#ce181e" style:font-name="Times New Roman" fo:font-size="7pt" fo:font-weight="bold" officeooo:paragraph-rsid="008a19b9" style:font-size-asian="7pt" style:font-weight-asian="bold" style:font-size-complex="7pt" style:font-weight-complex="bold"/>
    </style:style>
    <style:style style:name="P83" style:family="paragraph" style:parent-style-name="Dado_20_variável">
      <style:text-properties fo:color="#ce181e" style:font-name="Times New Roman" fo:font-size="12pt" fo:font-weight="bold" officeooo:paragraph-rsid="008a19b9" style:font-size-asian="12pt" style:font-weight-asian="bold" style:font-size-complex="12pt" style:font-weight-complex="bold"/>
    </style:style>
    <style:style style:name="P84" style:family="paragraph" style:parent-style-name="Dado_20_variável">
      <style:text-properties style:font-name="Times New Roman" officeooo:paragraph-rsid="008a19b9"/>
    </style:style>
    <style:style style:name="P85" style:family="paragraph" style:parent-style-name="Dado_20_variável">
      <style:text-properties style:font-name="Times New Roman" fo:font-size="8pt" fo:font-weight="bold" officeooo:paragraph-rsid="008a19b9" style:font-size-asian="8pt" style:font-weight-asian="bold" style:font-size-complex="8pt" style:font-weight-complex="bold"/>
    </style:style>
    <style:style style:name="P86" style:family="paragraph" style:parent-style-name="Frame_20_contents">
      <style:paragraph-properties fo:text-align="center" style:justify-single-word="false"/>
    </style:style>
    <style:style style:name="P87" style:family="paragraph" style:parent-style-name="Frame_20_contents">
      <style:paragraph-properties fo:text-align="start" style:justify-single-word="false"/>
    </style:style>
    <style:style style:name="P88" style:family="paragraph" style:parent-style-name="Standard">
      <style:paragraph-properties fo:break-before="auto" fo:break-after="auto"/>
      <style:text-properties officeooo:paragraph-rsid="00ac32b6"/>
    </style:style>
    <style:style style:name="P89" style:family="paragraph" style:parent-style-name="Descritivo_20_campo">
      <style:text-properties style:font-name="Times New Roman" officeooo:paragraph-rsid="008a19b9"/>
    </style:style>
    <style:style style:name="P90" style:family="paragraph" style:parent-style-name="Descritivo_20_campo">
      <style:text-properties style:font-name="Times New Roman" fo:font-size="2pt" officeooo:paragraph-rsid="008a19b9" style:font-size-asian="1.75pt" style:font-size-complex="2pt"/>
    </style:style>
    <style:style style:name="P91" style:family="paragraph" style:parent-style-name="Descritivo_20_campo">
      <style:text-properties style:font-name="Times New Roman" officeooo:paragraph-rsid="009d1037"/>
    </style:style>
    <style:style style:name="P92" style:family="paragraph" style:parent-style-name="Descritivo_20_campo">
      <style:paragraph-properties fo:text-align="center" style:justify-single-word="false"/>
      <style:text-properties style:font-name="Times New Roman" officeooo:paragraph-rsid="00a4854c"/>
    </style:style>
    <style:style style:name="P93" style:family="paragraph" style:parent-style-name="Descritivo_20_campo">
      <style:paragraph-properties fo:text-align="center" style:justify-single-word="false"/>
      <style:text-properties style:font-name="Times New Roman" fo:text-shadow="none" officeooo:paragraph-rsid="00a4854c" style:font-size-asian="10.5pt" style:font-relief="none"/>
    </style:style>
    <style:style style:name="P94" style:family="paragraph" style:parent-style-name="Descritivo_20_campo">
      <style:paragraph-properties fo:text-align="center" style:justify-single-word="false"/>
      <style:text-properties style:font-name="Times New Roman" fo:font-size="5pt" officeooo:paragraph-rsid="00a4854c" style:font-size-asian="5pt" style:font-size-complex="5pt"/>
    </style:style>
    <style:style style:name="P95" style:family="paragraph" style:parent-style-name="Descritivo_20_campo">
      <style:paragraph-properties fo:text-align="center" style:justify-single-word="false"/>
      <style:text-properties style:font-name="Times New Roman" fo:font-size="5pt" officeooo:rsid="007dbf59" officeooo:paragraph-rsid="00a4854c" style:font-size-asian="5pt" style:font-size-complex="5pt"/>
    </style:style>
    <style:style style:name="P96" style:family="paragraph" style:parent-style-name="Descritivo_20_campo">
      <style:text-properties style:font-name="Times New Roman" fo:font-size="6pt" officeooo:paragraph-rsid="009d1037" style:font-size-asian="6pt" style:font-size-complex="6pt"/>
    </style:style>
    <style:style style:name="P97" style:family="paragraph" style:parent-style-name="Descritivo_20_campo">
      <style:text-properties style:font-name="Times New Roman" fo:font-size="6pt" officeooo:paragraph-rsid="0087e73e" style:font-size-asian="6pt" style:font-size-complex="6pt"/>
    </style:style>
    <style:style style:name="P98" style:family="paragraph" style:parent-style-name="Descritivo_20_campo">
      <style:text-properties style:font-name="Times New Roman" fo:font-size="6pt" officeooo:paragraph-rsid="008a19b9" style:font-size-asian="6pt" style:font-size-complex="6pt"/>
    </style:style>
    <style:style style:name="P99" style:family="paragraph" style:parent-style-name="Descritivo_20_campo">
      <style:text-properties style:font-name="Times New Roman" fo:font-size="6pt" officeooo:paragraph-rsid="00935b8a" style:font-size-asian="6pt" style:font-size-complex="6pt"/>
    </style:style>
    <style:style style:name="P100" style:family="paragraph" style:parent-style-name="Descritivo_20_campo">
      <style:text-properties style:font-name="Times New Roman" fo:font-size="6pt" officeooo:paragraph-rsid="009a485b" style:font-size-asian="6pt" style:font-size-complex="6pt"/>
    </style:style>
    <style:style style:name="P101" style:family="paragraph" style:parent-style-name="Descritivo_20_campo">
      <style:paragraph-properties fo:text-align="start" style:justify-single-word="false"/>
      <style:text-properties style:font-name="Times New Roman" fo:font-size="6pt" officeooo:paragraph-rsid="009a485b" style:font-size-asian="6pt" style:font-size-complex="6pt"/>
    </style:style>
    <style:style style:name="P102" style:family="paragraph" style:parent-style-name="Descritivo_20_campo">
      <style:text-properties style:font-name="Times New Roman" fo:font-size="6pt" officeooo:paragraph-rsid="009bef9b" style:font-size-asian="6pt" style:font-size-complex="6pt"/>
    </style:style>
    <style:style style:name="P103" style:family="paragraph" style:parent-style-name="Descritivo_20_campo">
      <style:text-properties style:font-name="Times New Roman" fo:font-size="6pt" officeooo:paragraph-rsid="00a0e19b" style:font-size-asian="6pt" style:font-size-complex="6pt"/>
    </style:style>
    <style:style style:name="P104" style:family="paragraph" style:parent-style-name="Descritivo_20_campo">
      <style:text-properties style:font-name="Times New Roman" fo:font-size="6pt" officeooo:paragraph-rsid="00ac32b6" style:font-size-asian="6pt" style:font-size-complex="6pt"/>
    </style:style>
    <style:style style:name="P105" style:family="paragraph" style:parent-style-name="Descritivo_20_campo">
      <style:paragraph-properties fo:line-height="100%"/>
      <style:text-properties style:font-name="Times New Roman" fo:font-size="6pt" officeooo:paragraph-rsid="00935b8a" style:font-size-asian="6pt" style:font-size-complex="6pt"/>
    </style:style>
    <style:style style:name="P106" style:family="paragraph" style:parent-style-name="Descritivo_20_campo">
      <style:text-properties style:font-name="Times New Roman" fo:font-size="6pt" fo:font-weight="normal" officeooo:paragraph-rsid="009bef9b" style:font-size-asian="6pt" style:font-weight-asian="normal" style:font-size-complex="6pt" style:font-weight-complex="normal"/>
    </style:style>
    <style:style style:name="P107" style:family="paragraph" style:parent-style-name="Descritivo_20_número">
      <style:text-properties style:font-name="Times New Roman" officeooo:paragraph-rsid="0087e73e"/>
    </style:style>
    <style:style style:name="P108" style:family="paragraph" style:parent-style-name="Descritivo_20_número">
      <style:text-properties style:font-name="Times New Roman" officeooo:paragraph-rsid="008a19b9"/>
    </style:style>
    <style:style style:name="P109" style:family="paragraph" style:parent-style-name="Dado_20_campo">
      <style:text-properties style:font-name="Times New Roman" officeooo:paragraph-rsid="0087e73e"/>
    </style:style>
    <style:style style:name="P110" style:family="paragraph" style:parent-style-name="Dado_20_campo">
      <style:text-properties style:font-name="Times New Roman" officeooo:paragraph-rsid="00935b8a"/>
    </style:style>
    <style:style style:name="P111" style:family="paragraph" style:parent-style-name="Dado_20_campo">
      <style:text-properties style:font-name="Times New Roman" fo:font-weight="bold" officeooo:paragraph-rsid="00935b8a" style:font-weight-asian="bold" style:font-weight-complex="bold"/>
    </style:style>
    <style:style style:name="P112" style:family="paragraph" style:parent-style-name="Dado_20_campo">
      <style:text-properties style:font-name="Times New Roman" fo:font-weight="bold" officeooo:paragraph-rsid="00a0e19b" style:font-weight-asian="bold" style:font-weight-complex="bold"/>
    </style:style>
    <style:style style:name="P113" style:family="paragraph" style:parent-style-name="Dado_20_campo">
      <style:text-properties style:font-name="Times New Roman" fo:font-weight="bold" officeooo:paragraph-rsid="008a19b9" style:font-weight-asian="bold" style:font-weight-complex="bold"/>
    </style:style>
    <style:style style:name="P114" style:family="paragraph" style:parent-style-name="Dado_20_campo">
      <style:paragraph-properties fo:text-align="start" style:justify-single-word="false"/>
      <style:text-properties style:font-name="Times New Roman" fo:font-weight="bold" officeooo:paragraph-rsid="00935b8a" style:font-weight-asian="bold" style:font-weight-complex="bold"/>
    </style:style>
    <style:style style:name="P115" style:family="paragraph" style:parent-style-name="Dado_20_campo">
      <style:paragraph-properties fo:text-align="end" style:justify-single-word="false"/>
      <style:text-properties style:font-name="Times New Roman" officeooo:paragraph-rsid="00a0e19b"/>
    </style:style>
    <style:style style:name="P116" style:family="paragraph" style:parent-style-name="Dado_20_campo">
      <style:paragraph-properties fo:text-align="end" style:justify-single-word="false"/>
      <style:text-properties style:font-name="Times New Roman" officeooo:paragraph-rsid="009d1037"/>
    </style:style>
    <style:style style:name="P117" style:family="paragraph" style:parent-style-name="Dado_20_campo">
      <style:paragraph-properties fo:text-align="end" style:justify-single-word="false"/>
      <style:text-properties style:font-name="Times New Roman" officeooo:paragraph-rsid="00ac32b6"/>
    </style:style>
    <style:style style:name="P118" style:family="paragraph" style:parent-style-name="Dado_20_campo">
      <style:text-properties style:font-name="Times New Roman" officeooo:paragraph-rsid="00a0e19b"/>
    </style:style>
    <style:style style:name="P119" style:family="paragraph" style:parent-style-name="Dado_20_campo">
      <style:text-properties style:font-name="Times New Roman" officeooo:paragraph-rsid="009d1037"/>
    </style:style>
    <style:style style:name="P120" style:family="paragraph" style:parent-style-name="Dado_20_campo">
      <style:text-properties style:font-name="Times New Roman" officeooo:paragraph-rsid="00ac32b6"/>
    </style:style>
    <style:style style:name="P121" style:family="paragraph" style:parent-style-name="Dado_20_campo">
      <style:text-properties style:font-name="Times New Roman" fo:font-size="6pt" officeooo:paragraph-rsid="0087e73e" style:font-size-asian="6pt" style:font-size-complex="6pt"/>
    </style:style>
    <style:style style:name="P122" style:family="paragraph" style:parent-style-name="Dado_20_campo">
      <style:paragraph-properties fo:text-align="end" style:justify-single-word="false"/>
      <style:text-properties style:font-name="Times New Roman" fo:font-size="10pt" officeooo:paragraph-rsid="009d1037" style:font-size-asian="10pt" style:font-size-complex="10pt"/>
    </style:style>
    <style:style style:name="P123" style:family="paragraph" style:parent-style-name="Dado_20_campo">
      <style:paragraph-properties fo:text-align="end" style:justify-single-word="false"/>
      <style:text-properties style:font-name="Times New Roman" fo:font-size="10pt" officeooo:paragraph-rsid="00935b8a" style:font-size-asian="10pt" style:font-size-complex="10pt"/>
    </style:style>
    <style:style style:name="P124" style:family="paragraph" style:parent-style-name="Dado_20_campo">
      <style:paragraph-properties fo:text-align="end" style:justify-single-word="false"/>
      <style:text-properties style:font-name="Times New Roman" fo:font-size="10pt" officeooo:paragraph-rsid="009bef9b" style:font-size-asian="10pt" style:font-size-complex="10pt"/>
    </style:style>
    <style:style style:name="P125" style:family="paragraph" style:parent-style-name="Dado_20_campo">
      <style:text-properties style:font-name="Times New Roman" fo:font-size="10pt" officeooo:paragraph-rsid="00935b8a" style:font-size-asian="10pt" style:font-size-complex="10pt"/>
    </style:style>
    <style:style style:name="P126" style:family="paragraph" style:parent-style-name="Dado_20_campo">
      <style:text-properties style:font-name="Times New Roman" fo:font-size="10pt" officeooo:paragraph-rsid="0095f306" style:font-size-asian="10pt" style:font-size-complex="10pt"/>
    </style:style>
    <style:style style:name="P127" style:family="paragraph" style:parent-style-name="Dado_20_campo">
      <style:text-properties style:font-name="Times New Roman" fo:font-size="10pt" officeooo:paragraph-rsid="009a485b" style:font-size-asian="10pt" style:font-size-complex="10pt"/>
    </style:style>
    <style:style style:name="P128" style:family="paragraph" style:parent-style-name="Dado_20_campo">
      <style:paragraph-properties fo:text-align="start" style:justify-single-word="false"/>
      <style:text-properties style:font-name="Times New Roman" fo:font-size="10pt" officeooo:paragraph-rsid="009a485b" style:font-size-asian="10pt" style:font-size-complex="10pt"/>
    </style:style>
    <style:style style:name="P129" style:family="paragraph" style:parent-style-name="Dado_20_campo">
      <style:text-properties style:font-name="Times New Roman" fo:font-size="10pt" officeooo:paragraph-rsid="00a0e19b" style:font-size-asian="10pt" style:font-size-complex="10pt"/>
    </style:style>
    <style:style style:name="P130" style:family="paragraph" style:parent-style-name="Dado_20_campo">
      <style:text-properties style:font-name="Times New Roman" fo:font-size="10pt" officeooo:paragraph-rsid="009d1037" style:font-size-asian="10pt" style:font-size-complex="10pt"/>
    </style:style>
    <style:style style:name="P131" style:family="paragraph" style:parent-style-name="Dado_20_campo">
      <style:text-properties style:font-name="Times New Roman" fo:font-size="10pt" fo:font-weight="normal" officeooo:paragraph-rsid="00935b8a" style:font-size-asian="10pt" style:font-weight-asian="normal" style:font-size-complex="10pt" style:font-weight-complex="normal"/>
    </style:style>
    <style:style style:name="P132" style:family="paragraph" style:parent-style-name="Dado_20_campo">
      <style:paragraph-properties fo:text-align="end" style:justify-single-word="false"/>
      <style:text-properties style:font-name="Times New Roman" fo:font-size="10pt" fo:font-weight="bold" officeooo:paragraph-rsid="009bef9b" style:font-size-asian="10pt" style:font-weight-asian="bold" style:font-size-complex="10pt" style:font-weight-complex="bold"/>
    </style:style>
    <style:style style:name="P133" style:family="paragraph" style:parent-style-name="Dado_20_campo">
      <style:text-properties style:font-name="Times New Roman" fo:font-size="10pt" fo:font-weight="bold" officeooo:paragraph-rsid="009d1037" style:font-size-asian="10pt" style:font-weight-asian="bold" style:font-size-complex="10pt" style:font-weight-complex="bold"/>
    </style:style>
    <style:style style:name="P134" style:family="paragraph" style:parent-style-name="Dado_20_campo">
      <style:paragraph-properties fo:line-height="100%"/>
      <style:text-properties style:font-name="Times New Roman" fo:font-size="12pt" fo:font-weight="bold" officeooo:paragraph-rsid="00935b8a" style:font-size-asian="12pt" style:font-weight-asian="bold" style:font-size-complex="12pt" style:font-weight-complex="bold"/>
    </style:style>
    <style:style style:name="P135" style:family="paragraph" style:parent-style-name="Emitente_20_nome">
      <style:text-properties style:font-name="Times New Roman" officeooo:paragraph-rsid="008a19b9"/>
    </style:style>
    <style:style style:name="P136" style:family="paragraph" style:parent-style-name="Descritivo_20_DANFE">
      <style:text-properties style:font-name="Times New Roman" officeooo:paragraph-rsid="008a19b9"/>
    </style:style>
    <style:style style:name="P137" style:family="paragraph" style:parent-style-name="Descritivo_20_DANFE">
      <style:text-properties style:font-name="Times New Roman" fo:font-size="12pt" officeooo:paragraph-rsid="008a19b9" style:font-size-asian="12pt" style:font-size-complex="12pt"/>
    </style:style>
    <style:style style:name="P138" style:family="paragraph" style:parent-style-name="Descritivo_20_DANFE_20_geral">
      <style:text-properties style:font-name="Times New Roman" officeooo:paragraph-rsid="008a19b9"/>
    </style:style>
    <style:style style:name="P139" style:family="paragraph" style:parent-style-name="Descritivo_20_DANFE_20_geral">
      <style:text-properties style:font-name="Times New Roman" fo:font-size="4pt" officeooo:paragraph-rsid="008a19b9" style:font-size-asian="3.5pt" style:font-size-complex="4pt"/>
    </style:style>
    <style:style style:name="P140" style:family="paragraph" style:parent-style-name="Emitente_20_dados">
      <style:text-properties style:font-name="Times New Roman" fo:font-weight="normal" officeooo:paragraph-rsid="008a19b9" style:font-weight-asian="normal" style:font-weight-complex="normal"/>
    </style:style>
    <style:style style:name="P141" style:family="paragraph" style:parent-style-name="Descritivo_20_DANFE_20_entrada_2f_saída">
      <style:text-properties style:font-name="Times New Roman" officeooo:paragraph-rsid="008a19b9"/>
    </style:style>
    <style:style style:name="P142" style:family="paragraph" style:parent-style-name="Dado_20_chave">
      <style:text-properties style:font-name="Times New Roman" officeooo:paragraph-rsid="008a19b9"/>
    </style:style>
    <style:style style:name="P143" style:family="paragraph" style:parent-style-name="Dado_20_produto_20_centralizado">
      <style:text-properties style:font-name="Times New Roman" officeooo:paragraph-rsid="008a19b9"/>
    </style:style>
    <style:style style:name="P144" style:family="paragraph" style:parent-style-name="Dado_20_produto_20_centralizado">
      <style:text-properties style:font-name="Times New Roman" fo:font-size="6pt" officeooo:paragraph-rsid="00a4854c" style:font-size-asian="6pt" style:font-size-complex="6pt"/>
    </style:style>
    <style:style style:name="P145" style:family="paragraph" style:parent-style-name="Dado_20_produto_20_centralizado">
      <style:text-properties fo:font-variant="normal" fo:text-transform="none" style:font-name="Times New Roman" fo:font-size="6pt" fo:text-shadow="none" officeooo:paragraph-rsid="00a4854c" fo:background-color="transparent" style:font-size-asian="6pt" style:font-size-complex="6pt" style:font-relief="none"/>
    </style:style>
    <style:style style:name="P146" style:family="paragraph" style:parent-style-name="Dado_20_produto_20_centralizado">
      <style:text-properties fo:font-variant="normal" fo:text-transform="none" style:font-name="Times New Roman" fo:font-size="6pt" fo:text-shadow="none" officeooo:rsid="004cea86" officeooo:paragraph-rsid="00a58699" fo:background-color="transparent" style:font-size-asian="6pt" style:font-size-complex="6pt" style:font-relief="none"/>
    </style:style>
    <style:style style:name="P147" style:family="paragraph" style:parent-style-name="Dado_20_produto_20_numérico">
      <style:text-properties style:font-name="Times New Roman" officeooo:paragraph-rsid="00a6ce89"/>
    </style:style>
    <style:style style:name="P148" style:family="paragraph" style:parent-style-name="Dado_20_produto_20_numérico">
      <style:text-properties style:font-name="Times New Roman" fo:font-size="6pt" officeooo:paragraph-rsid="00a4854c" style:font-size-asian="6pt" style:font-size-complex="6pt"/>
    </style:style>
    <style:style style:name="P149" style:family="paragraph" style:parent-style-name="Dado_20_produto_20_numérico">
      <style:text-properties fo:font-variant="normal" fo:text-transform="none" style:font-name="Times New Roman" fo:font-size="6pt" fo:text-shadow="none" officeooo:rsid="004e6ff2" officeooo:paragraph-rsid="00ad19e4" fo:background-color="transparent" style:font-size-asian="6pt" style:font-size-complex="6pt" style:font-relief="none"/>
    </style:style>
    <style:style style:name="P150" style:family="paragraph" style:parent-style-name="Dado_20_produto_20_numérico">
      <style:text-properties fo:font-variant="normal" fo:text-transform="none" style:font-name="Times New Roman" fo:font-size="6pt" fo:text-shadow="none" officeooo:rsid="004e6ff2" officeooo:paragraph-rsid="00a6ce89" fo:background-color="transparent" style:font-size-asian="6pt" style:font-size-complex="6pt" style:font-relief="none"/>
    </style:style>
    <style:style style:name="P151" style:family="paragraph" style:parent-style-name="Dado_20_produto_20_numérico">
      <style:text-properties fo:font-variant="normal" fo:text-transform="none" style:font-name="Times New Roman" fo:font-size="6pt" fo:text-shadow="none" officeooo:rsid="004e6ff2" officeooo:paragraph-rsid="00acbdd3" fo:background-color="transparent" style:font-size-asian="6pt" style:font-size-complex="6pt" style:font-relief="none"/>
    </style:style>
    <style:style style:name="P152" style:family="paragraph" style:parent-style-name="Dado_20_produto_20_numérico">
      <style:text-properties fo:font-variant="normal" fo:text-transform="none" style:font-name="Times New Roman" fo:font-size="6pt" fo:text-shadow="none" officeooo:rsid="004e6ff2" officeooo:paragraph-rsid="00a8e0b3" fo:background-color="transparent" style:font-size-asian="6pt" style:font-size-complex="6pt" style:font-relief="none"/>
    </style:style>
    <style:style style:name="P153" style:family="paragraph" style:parent-style-name="Dado_20_produto_20_numérico">
      <style:text-properties fo:font-variant="normal" fo:text-transform="none" style:font-name="Times New Roman" fo:font-size="6pt" fo:text-shadow="none" officeooo:paragraph-rsid="00ad19e4" fo:background-color="transparent" style:font-size-asian="6pt" style:font-size-complex="6pt" style:font-relief="none"/>
    </style:style>
    <style:style style:name="P154" style:family="paragraph" style:parent-style-name="Dado_20_produto_20_numérico">
      <style:text-properties fo:font-variant="normal" fo:text-transform="none" style:font-name="Times New Roman" fo:font-size="6pt" fo:text-shadow="none" officeooo:paragraph-rsid="00ae2e05" fo:background-color="transparent" style:font-size-asian="6pt" style:font-size-complex="6pt" style:font-relief="none"/>
    </style:style>
    <style:style style:name="P155" style:family="paragraph" style:parent-style-name="Dado_20_produto_20_numérico">
      <style:text-properties fo:font-variant="normal" fo:text-transform="none" style:font-name="Times New Roman" fo:font-size="6pt" fo:text-shadow="none" officeooo:paragraph-rsid="00acbdd3" fo:background-color="transparent" style:font-size-asian="6pt" style:font-size-complex="6pt" style:font-relief="none"/>
    </style:style>
    <style:style style:name="P156" style:family="paragraph" style:parent-style-name="Footer">
      <style:text-properties style:font-name="Times New Roman" officeooo:paragraph-rsid="00ac32b6"/>
    </style:style>
    <style:style style:name="P157" style:family="paragraph" style:parent-style-name="Dado_20_produto">
      <style:text-properties style:font-name="Times New Roman" fo:font-size="6pt" fo:text-shadow="none" officeooo:paragraph-rsid="00a4854c" style:font-size-asian="6pt" style:font-size-complex="6pt" style:font-relief="none"/>
    </style:style>
    <style:style style:name="P158" style:family="paragraph" style:parent-style-name="Dado_20_produto">
      <style:text-properties style:font-name="Times New Roman" fo:font-size="6pt" officeooo:paragraph-rsid="00a4854c" style:font-size-asian="6pt" style:font-size-complex="6pt"/>
    </style:style>
    <style:style style:name="P159" style:family="paragraph" style:parent-style-name="Dado_20_produto">
      <style:text-properties style:font-name="Times New Roman" fo:font-size="6pt" officeooo:paragraph-rsid="00ac32b6" style:font-size-asian="6pt" style:font-size-complex="6pt"/>
    </style:style>
    <style:style style:name="P160" style:family="paragraph" style:parent-style-name="Dado_20_produto">
      <style:text-properties fo:font-variant="normal" fo:text-transform="none" style:font-name="Times New Roman" fo:font-size="6pt" fo:text-shadow="none" officeooo:paragraph-rsid="00a4854c" fo:background-color="transparent" style:font-size-asian="6pt" style:font-size-complex="6pt" style:font-relief="none"/>
    </style:style>
    <style:style style:name="P161" style:family="paragraph" style:parent-style-name="Dado_20_campo">
      <style:paragraph-properties fo:text-align="start" style:justify-single-word="false"/>
      <style:text-properties style:font-name="Times New Roman" fo:font-size="10pt" officeooo:paragraph-rsid="009a485b" style:font-size-asian="10pt" style:font-size-complex="10pt"/>
    </style:style>
    <style:style style:name="P162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4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officeooo:rsid="00907665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officeooo:rsid="0046fff0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officeooo:rsid="00ab918c" style:font-size-asian="10.5pt" style:language-asian="zxx" style:country-asian="none" style:language-complex="zxx" style:country-complex="none" style:font-relief="none"/>
    </style:style>
    <style:style style:name="T8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style:font-name="Times New Roman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10" style:family="text">
      <style:text-properties fo:font-variant="normal" fo:text-transform="none" style:font-name="Times New Roman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fo:font-size="6pt" fo:text-shadow="none" fo:background-color="transparent" loext:char-shading-value="0" style:font-size-asian="6pt" style:font-size-complex="6pt" style:font-relief="none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style:font-name="Times New Roman" officeooo:rsid="008a19b9"/>
    </style:style>
    <style:style style:name="T16" style:family="text">
      <style:text-properties style:font-name="Times New Roman" officeooo:rsid="008d0e8e"/>
    </style:style>
    <style:style style:name="T17" style:family="text">
      <style:text-properties style:font-name="Times New Roman" officeooo:rsid="00922103"/>
    </style:style>
    <style:style style:name="T18" style:family="text">
      <style:text-properties style:font-name="Times New Roman" officeooo:rsid="00ab918c"/>
    </style:style>
    <style:style style:name="T19" style:family="text">
      <style:text-properties style:font-name="Times New Roman" officeooo:rsid="0095f306"/>
    </style:style>
    <style:style style:name="T20" style:family="text">
      <style:text-properties style:font-name="Times New Roman" officeooo:rsid="00b44287"/>
    </style:style>
    <style:style style:name="T21" style:family="text">
      <style:text-properties style:font-name="Times New Roman" officeooo:rsid="009a485b"/>
    </style:style>
    <style:style style:name="T22" style:family="text">
      <style:text-properties style:font-name="Times New Roman" officeooo:rsid="009d1037"/>
    </style:style>
    <style:style style:name="T23" style:family="text">
      <style:text-properties style:font-name="Times New Roman" officeooo:rsid="00a4854c"/>
    </style:style>
    <style:style style:name="T24" style:family="text">
      <style:text-properties style:font-name="Times New Roman" officeooo:rsid="00aa5443"/>
    </style:style>
    <style:style style:name="T25" style:family="text">
      <style:text-properties style:font-name="Times New Roman" officeooo:rsid="00511f41"/>
    </style:style>
    <style:style style:name="T26" style:family="text">
      <style:text-properties style:font-name="Times New Roman" fo:text-shadow="none" style:font-size-asian="10.5pt" style:font-relief="none"/>
    </style:style>
    <style:style style:name="T27" style:family="text">
      <style:text-properties style:font-name="Times New Roman" fo:text-shadow="none" officeooo:rsid="00511f41" style:font-size-asian="10.5pt" style:font-relief="none"/>
    </style:style>
    <style:style style:name="T28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wrap="parallel" style:number-wrapped-paragraphs="no-limit" style:vertical-pos="bottom" style:vertical-rel="page" style:horizontal-pos="center" style:horizontal-rel="page" fo:padding="0.15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ICMS00.vBC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</text:user-field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column table:style-name="Table2.G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L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row>
          <table:table-cell table:style-name="Table2.A1" table:number-columns-spanned="44" office:value-type="string">
            <text:p text:style-name="P5"><text:a xlink:type="simple" xlink:href="py3o://if=%22danfe.imprime_canhoto%22" text:style-name="Internet_20_link" text:visited-style-name="Visited_20_Internet_20_Link"><text:span text:style-name="T14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37" office:value-type="string">
            <text:p text:style-name="P97">Recebemos de <text:span text:style-name="T2"><text:user-field-get text:name="py3o.danfe.object_xml.NFe.infNFe.emit.xNome">danfe.object_xml.NFe.infNFe.emit.xNome</text:user-field-get></text:span><text:s/>os produtos e/ou serviços constantes na <text:span text:style-name="T2">Nota Fiscal Eletrônica</text:span> indicada ao lado</text:p>
            <text:p text:style-name="P109"/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2" table:number-rows-spanned="2" table:number-columns-spanned="7" office:value-type="string">
            <text:p text:style-name="P107">NF-e</text:p>
            <text:p text:style-name="P107"><text:user-field-get text:name="py3o.danfe.object_xml.NFe.numero_formatado">danfe.object_xml.NFenumero_formatado</text:user-field-get></text:p>
            <text:p text:style-name="P107"><text:user-field-get text:name="py3o.danfe.object_xml.NFe.serie_formatada">danfe.object_xml.NFe.serie_formatada</text:user-field-get></text:p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table:number-columns-spanned="2" office:value-type="string">
            <text:p text:style-name="P97">Data de Recebimento</text:p>
            <text:p text:style-name="P121"/>
          </table:table-cell>
          <table:covered-table-cell/>
          <table:table-cell table:style-name="Table2.C3" table:number-columns-spanned="35" office:value-type="string">
            <text:p text:style-name="P97">Identificação e assinatura do recebedor</text:p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table:number-columns-spanned="44" office:value-type="string">
            <text:p text:style-name="P14"><draw:line text:anchor-type="paragraph" draw:z-index="0" draw:name="Forma1" draw:style-name="gr1" draw:text-style-name="P162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44" office:value-type="string">
            <text:p text:style-name="P5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44" office:value-type="string">
            <text:p text:style-name="P6"><text:a xlink:type="simple" xlink:href="py3o://if=%22not%20danfe.logo%20and%20not%20danfe.cabecalho%22" text:style-name="Internet_20_link" text:visited-style-name="Visited_20_Internet_20_Link"><text:span text:style-name="T13">if="not 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44" office:value-type="string">
            <text:p text:style-name="P7"><text:a xlink:type="simple" xlink:href="py3o://if=%22not%20danfe.object_xml.protNFe.infProt.nProt%22" text:style-name="Internet_20_link" text:visited-style-name="Visited_20_Internet_20_Link"><text:span text:style-name="T15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rows-spanned="3" table:number-columns-spanned="11" office:value-type="string">
            <text:p text:style-name="P135"><text:user-field-get text:name="py3o.danfe.object_xml.NFe.infNFe.emit.xNome">danfe.object_xml.NFe.infNFe.emit.xNome</text:user-field-get></text:p>
            <text:p text:style-name="P140"><text:line-break/><text:user-field-get text:name="py3o.danfe.object_xml.NFe.endereco_emitente_formatado_linha_1">danfe.object_xml.NFe.endereco_emitente_formatado_linha_1</text:user-field-get></text:p>
            <text:p text:style-name="P140"><text:user-field-get text:name="py3o.danfe.object_xml.NFe.endereco_emitente_formatado_linha_2">danfe.object_xml.NFe.endereco_emitente_formatado_linha_2</text:user-field-get></text:p>
            <text:p text:style-name="P140"><text:user-field-get text:name="py3o.danfe.object_xml.NFe.endereco_emitente_formatado_linha_3">danfe.object_xml.NFe.endereco_emitente_formatado_linha_3</text:user-field-get></text:p>
            <text:p text:style-name="P140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8" table:number-rows-spanned="4" table:number-columns-spanned="10" office:value-type="string">
            <text:p text:style-name="P137"><draw:frame draw:style-name="fr1" draw:name="Quadro1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8">DOCUMENTO AUXILIAR DA NOTA FISCAL ELETRÔNICA</text:p>
            <text:p text:style-name="P138">versão <text:user-field-get text:name="py3o.danfe.object_xml.NFe.versao">danfe.object_xml.NFe.versao</text:user-field-get></text:p>
            <text:p text:style-name="P138"/>
            <text:p text:style-name="P139"/>
            <text:p text:style-name="P141">       0 – ENTRADA</text:p>
            <text:p text:style-name="P141">       1 – SAÍDA</text:p>
            <text:p text:style-name="P141"/>
            <text:p text:style-name="P141"/>
            <text:p text:style-name="P108"><text:user-field-get text:name="py3o.danfe.object_xml.NFe.numero_formatado">danfe.object_xml.NFenumero_formatado</text:user-field-get></text:p>
            <text:p text:style-name="P108"><text:user-field-get text:name="py3o.danfe.object_xml.NFe.serie_formatada">danfe.object_xml.NFe.serie_formatada</text:user-field-get></text:p>
            <text:p text:style-name="P108">FOLHA <text:page-number text:select-page="current">1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columns-spanned="23" office:value-type="string">
            <text:p text:style-name="P15"><draw:frame draw:style-name="fr2" draw:name="py3o.image(danfe.object_xml.NFe.chave_imagem, 'png', isb64=True, dummy=1)" text:anchor-type="paragraph" svg:width="6.001cm" svg:height="0.801cm" draw:z-index="4"><draw:text-box><text:p text:style-name="P8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9" table:number-columns-spanned="23" office:value-type="string">
            <text:p text:style-name="P98">Chave de acesso</text:p>
            <text:p text:style-name="P142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rows-spanned="2" table:number-columns-spanned="23" office:value-type="string">
            <text:p text:style-name="P82">Impresso para simples conferência</text:p>
            <text:p text:style-name="P82">Informações não transmitidas a nenhuma<text:line-break/>SEFAZ autorizadora</text:p>
            <text:p text:style-name="P83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1" table:number-columns-spanned="11" office:value-type="string">
            <text:p text:style-name="P14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12" table:number-columns-spanned="21" office:value-type="string">
            <text:p text:style-name="P98">Natureza da Operação</text:p>
            <text:p text:style-name="P11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23" office:value-type="string">
            <text:p text:style-name="P98">Protocolo de autorização</text:p>
            <text:p text:style-name="P90"/>
            <text:p text:style-name="P85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4" office:value-type="string">
            <text:p text:style-name="P7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44" office:value-type="string">
            <text:p text:style-name="P7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T16">if="danfe.object_xml.protNFe.infProt.nPro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rows-spanned="3" table:number-columns-spanned="11" office:value-type="string">
            <text:p text:style-name="P135"><text:user-field-get text:name="py3o.danfe.object_xml.NFe.infNFe.emit.xNome">danfe.object_xml.NFe.infNFe.emit.xNome</text:user-field-get></text:p>
            <text:p text:style-name="P140"><text:line-break/><text:user-field-get text:name="py3o.danfe.object_xml.NFe.endereco_emitente_formatado_linha_1">danfe.object_xml.NFe.endereco_emitente_formatado_linha_1</text:user-field-get></text:p>
            <text:p text:style-name="P140"><text:user-field-get text:name="py3o.danfe.object_xml.NFe.endereco_emitente_formatado_linha_2">danfe.object_xml.NFe.endereco_emitente_formatado_linha_2</text:user-field-get></text:p>
            <text:p text:style-name="P140"><text:user-field-get text:name="py3o.danfe.object_xml.NFe.endereco_emitente_formatado_linha_3">danfe.object_xml.NFe.endereco_emitente_formatado_linha_3</text:user-field-get></text:p>
            <text:p text:style-name="P140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8" table:number-rows-spanned="4" table:number-columns-spanned="10" office:value-type="string">
            <text:p text:style-name="P136"><draw:frame draw:style-name="fr1" draw:name="Quadro4" text:anchor-type="paragraph" svg:x="2.2cm" svg:y="1.6cm" svg:width="0.815cm" svg:height="0.794cm" draw:z-index="1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8">DOCUMENTO AUXILIAR DA NOTA FISCAL ELETRÔNICA</text:p>
            <text:p text:style-name="P138">versão <text:user-field-get text:name="py3o.danfe.object_xml.NFe.versao">danfe.object_xml.NFe.versao</text:user-field-get></text:p>
            <text:p text:style-name="P138"/>
            <text:p text:style-name="P139"/>
            <text:p text:style-name="P141">       0 – ENTRADA</text:p>
            <text:p text:style-name="P141">       1 – SAÍDA</text:p>
            <text:p text:style-name="P141"/>
            <text:p text:style-name="P141"/>
            <text:p text:style-name="P108"><text:user-field-get text:name="py3o.danfe.object_xml.NFe.numero_formatado">danfe.object_xml.NFenumero_formatado</text:user-field-get></text:p>
            <text:p text:style-name="P108"><text:user-field-get text:name="py3o.danfe.object_xml.NFe.serie_formatada">danfe.object_xml.NFe.serie_formatada</text:user-field-get></text:p>
            <text:p text:style-name="P108">FOLHA <text:page-number text:select-page="current">1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columns-spanned="23" office:value-type="string">
            <text:p text:style-name="P15"><draw:frame draw:style-name="fr3" draw:name="py3o.image(danfe.object_xml.NFe.chave_imagem, 'png', isb64=True, dummy=2)" text:anchor-type="paragraph" svg:width="6.001cm" svg:height="0.801cm" draw:z-index="13"><draw:text-box><text:p text:style-name="P8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6" table:number-columns-spanned="23" office:value-type="string">
            <text:p text:style-name="P98">Chave de acesso</text:p>
            <text:p text:style-name="P89"/>
            <text:p text:style-name="P142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rows-spanned="2" table:number-columns-spanned="23" office:value-type="string">
            <text:p text:style-name="P84">Consulta de autenticidade no portal nacional da NF-e</text:p>
            <text:p text:style-name="P81"><text:a xlink:type="simple" xlink:href="http://www.nfe.fazenda.gov.br/" text:style-name="Internet_20_link" text:visited-style-name="Visited_20_Internet_20_Link"><text:span text:style-name="T1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1" table:number-columns-spanned="11" office:value-type="string">
            <text:p text:style-name="P14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12" table:number-columns-spanned="21" office:value-type="string">
            <text:p text:style-name="P98">Natureza da Operação</text:p>
            <text:p text:style-name="P11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23" office:value-type="string">
            <text:p text:style-name="P98">Protocolo de autorização</text:p>
            <text:p text:style-name="P90"/>
            <text:p text:style-name="P85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4" office:value-type="string">
            <text:p text:style-name="P7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44" office:value-type="string">
            <text:p text:style-name="P31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T16">if="danfe.object_xml.protNFe.infProt.nPro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rows-spanned="3" table:number-columns-spanned="11" office:value-type="string">
            <text:p text:style-name="P46"><text:user-field-get text:name="py3o.danfe.object_xml.NFe.infNFe.emit.xNome">danfe.object_xml.NFe.infNFe.emit.xNome</text:user-field-get></text:p>
            <text:p text:style-name="P58"><text:line-break/><text:user-field-get text:name="py3o.danfe.object_xml.NFe.endereco_emitente_formatado_linha_1">danfe.object_xml.NFe.endereco_emitente_formatado_linha_1</text:user-field-get></text:p>
            <text:p text:style-name="P58"><text:user-field-get text:name="py3o.danfe.object_xml.NFe.endereco_emitente_formatado_linha_2">danfe.object_xml.NFe.endereco_emitente_formatado_linha_2</text:user-field-get></text:p>
            <text:p text:style-name="P58"><text:user-field-get text:name="py3o.danfe.object_xml.NFe.endereco_emitente_formatado_linha_3">danfe.object_xml.NFe.endereco_emitente_formatado_linha_3</text:user-field-get></text:p>
            <text:p text:style-name="P58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8" table:number-rows-spanned="4" table:number-columns-spanned="10" office:value-type="string">
            <text:p text:style-name="P49"><draw:frame draw:style-name="fr1" draw:name="Quadro5" text:anchor-type="paragraph" svg:x="2.2cm" svg:y="1.6cm" svg:width="0.815cm" svg:height="0.794cm" draw:z-index="1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2">DOCUMENTO AUXILIAR DA NOTA FISCAL ELETRÔNICA</text:p>
            <text:p text:style-name="P52">versão <text:user-field-get text:name="py3o.danfe.object_xml.NFe.versao">danfe.object_xml.NFe.versao</text:user-field-get></text:p>
            <text:p text:style-name="P52"/>
            <text:p text:style-name="P53"/>
            <text:p text:style-name="P61">       0 – ENTRADA</text:p>
            <text:p text:style-name="P61">       1 – SAÍDA</text:p>
            <text:p text:style-name="P61"/>
            <text:p text:style-name="P61"/>
            <text:p text:style-name="P43"><text:user-field-get text:name="py3o.danfe.object_xml.NFe.numero_formatado">danfe.object_xml.NFenumero_formatado</text:user-field-get></text:p>
            <text:p text:style-name="P43"><text:user-field-get text:name="py3o.danfe.object_xml.NFe.serie_formatada">danfe.object_xml.NFe.serie_formatada</text:user-field-get></text:p>
            <text:p text:style-name="P43">FOLHA <text:page-number text:select-page="current">1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columns-spanned="23" office:value-type="string">
            <text:p text:style-name="P34"><draw:frame draw:style-name="fr2" draw:name="py3o.image(danfe.object_xml.NFe.chave_imagem, 'png', isb64=True, dummy=3)" text:anchor-type="paragraph" svg:width="6.001cm" svg:height="0.801cm" draw:z-index="6"><draw:text-box><text:p text:style-name="P86"/></draw:text-box><svg:desc>py3o.image(danfe.object_xml.NFe.chave_imagem, 'png', isb64=True, dummy=1)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23" table:number-columns-spanned="23" office:value-type="string">
            <text:p text:style-name="P40">Chave de acesso</text:p>
            <text:p text:style-name="P64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rows-spanned="2" table:number-columns-spanned="23" office:value-type="string">
            <text:p text:style-name="P67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5">
          <table:table-cell table:style-name="Table2.A11" table:number-columns-spanned="11" office:value-type="string">
            <text:p text:style-name="P7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12" table:number-columns-spanned="21" office:value-type="string">
            <text:p text:style-name="P40">Natureza da Operação</text:p>
            <text:p text:style-name="P7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23" office:value-type="string">
            <text:p text:style-name="P40">Protocolo de denegação</text:p>
            <text:p text:style-name="P37"/>
            <text:p text:style-name="P6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27" table:number-columns-spanned="44" office:value-type="string">
            <text:p text:style-name="P27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8">
          <table:table-cell table:style-name="Table2.A28" table:number-columns-spanned="2" office:value-type="string">
            <text:p text:style-name="P40">Inscrição estadual</text:p>
            <text:p text:style-name="P77"><text:user-field-get text:name="py3o.danfe.object_xml.NFe.infNFe.emit.IE">danfe.object_xml.NFe.infNFe.emit.IE</text:user-field-get></text:p>
          </table:table-cell>
          <table:covered-table-cell/>
          <table:table-cell table:style-name="Table2.C28" table:number-columns-spanned="10" office:value-type="string">
            <text:p text:style-name="P40">Inscrição estadual do substituto tributário</text:p>
            <text:p text:style-name="P77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28" table:number-columns-spanned="32" office:value-type="string">
            <text:p text:style-name="P40">CNPJ</text:p>
            <text:p text:style-name="P77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4" office:value-type="string">
            <text:p text:style-name="P1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4" office:value-type="string">
            <text:p text:style-name="P32"><text:a xlink:type="simple" xlink:href="py3o://if=%22danfe.logo%20and%20not%20danfe.cabecalho%22" text:style-name="Internet_20_link" text:visited-style-name="Visited_20_Internet_20_Link"><text:span text:style-name="T4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4" office:value-type="string">
            <text:p text:style-name="P32"><text:a xlink:type="simple" xlink:href="py3o://if=%22not%20danfe.object_xml.protNFe.infProt.nProt%22" text:style-name="Internet_20_link" text:visited-style-name="Visited_20_Internet_20_Link"><text:span text:style-name="T5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2">
          <table:table-cell table:style-name="Table2.A32" table:number-rows-spanned="3" table:number-columns-spanned="7" office:value-type="string">
            <text:p text:style-name="P29"><draw:frame draw:style-name="fr4" draw:name="py3o.image(danfe.logo, 'png', isb64=True,dummy=1)" text:anchor-type="char" svg:width="3.799cm" svg:height="3.2cm" draw:z-index="18"><draw:text-box><text:p text:style-name="P8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rows-spanned="4" table:number-columns-spanned="4" office:value-type="string">
            <text:p text:style-name="P47"><text:user-field-get text:name="py3o.danfe.object_xml.NFe.infNFe.emit.xNome">danfe.object_xml.NFe.infNFe.emit.xNome</text:user-field-get></text:p>
            <text:p text:style-name="P59"><text:line-break/><text:user-field-get text:name="py3o.danfe.object_xml.NFe.endereco_emitente_formatado_linha_1">danfe.object_xml.NFe.endereco_emitente_formatado_linha_1</text:user-field-get></text:p>
            <text:p text:style-name="P59"><text:user-field-get text:name="py3o.danfe.object_xml.NFe.endereco_emitente_formatado_linha_2">danfe.object_xml.NFe.endereco_emitente_formatado_linha_2</text:user-field-get></text:p>
            <text:p text:style-name="P59"><text:user-field-get text:name="py3o.danfe.object_xml.NFe.endereco_emitente_formatado_linha_3">danfe.object_xml.NFe.endereco_emitente_formatado_linha_3</text:user-field-get><text:soft-page-break/></text:p>
            <text:p text:style-name="P60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table-cell table:style-name="Table2.A32" table:number-rows-spanned="4" table:number-columns-spanned="10" office:value-type="string">
            <text:p text:style-name="P50"><draw:frame draw:style-name="fr1" draw:name="Quadro3" text:anchor-type="paragraph" svg:x="2.2cm" svg:y="1.6cm" svg:width="0.815cm" svg:height="0.794cm" draw:z-index="2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6">DOCUMENTO AUXILIAR DA NOTA FISCAL ELETRÔNICA</text:p>
            <text:p text:style-name="P56">versão</text:p>
            <text:p text:style-name="P56"><text:s/><text:user-field-get text:name="py3o.danfe.object_xml.NFe.versao">danfe.object_xml.NFe.versao</text:user-field-get></text:p>
            <text:p text:style-name="P56"/>
            <text:p text:style-name="P54"/>
            <text:p text:style-name="P62">       0 – ENTRADA</text:p>
            <text:p text:style-name="P62">       1 – SAÍDA</text:p>
            <text:p text:style-name="P62"/>
            <text:p text:style-name="P62"><text:soft-page-break/></text:p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columns-spanned="23" office:value-type="string">
            <text:p text:style-name="P35"><draw:frame draw:style-name="fr2" draw:name="py3o.image(danfe.object_xml.NFe.chave_imagem, 'png', isb64=True, dummy=4)" text:anchor-type="paragraph" svg:width="6.001cm" svg:height="0.801cm" draw:z-index="8"><draw:text-box><text:p text:style-name="P8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columns-spanned="23" office:value-type="string">
            <text:p text:style-name="P41">Chave de acesso</text:p>
            <text:p text:style-name="P6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rows-spanned="2" table:number-columns-spanned="23" office:value-type="string">
            <text:p text:style-name="P70">Impresso para simples conferência</text:p>
            <text:p text:style-name="P70">Informações não transmitidas a nenhuma<text:line-break/><text:soft-page-break/>SEFAZ autorizadora</text:p>
            <text:p text:style-name="P73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A32" table:number-columns-spanned="7" office:value-type="string">
            <text:p text:style-name="P3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A32" table:number-columns-spanned="21" office:value-type="string">
            <text:p text:style-name="P41">Natureza da Operação</text:p>
            <text:p text:style-name="P80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columns-spanned="23" office:value-type="string">
            <text:p text:style-name="P41">Protocolo de autorização</text:p>
            <text:p text:style-name="P38"/>
            <text:p text:style-name="P74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A32" table:number-columns-spanned="44" office:value-type="string">
            <text:p text:style-name="P28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8">
          <table:table-cell table:style-name="Table2.A32" table:number-columns-spanned="44" office:value-type="string">
            <text:p text:style-name="P32"><text:a xlink:type="simple" xlink:href="py3o://if=%22danfe.protNFe.infProt.nProt%20and%20danfe.protNFe.infProt.cStat%20not%20in%20('110',%20'301',%20'302')%22" text:style-name="Internet_20_link" text:visited-style-name="Visited_20_Internet_20_Link"><text:span text:style-name="T6">if="danfe.protNFe.infProt.nPro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2">
          <table:table-cell table:style-name="Table2.A32" table:number-rows-spanned="3" table:number-columns-spanned="7" office:value-type="string">
            <text:p text:style-name="P29"><draw:frame draw:style-name="fr4" draw:name="Quadro2" text:anchor-type="char" svg:width="3.799cm" svg:height="3.2cm" draw:z-index="23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rows-spanned="4" table:number-columns-spanned="4" office:value-type="string">
            <text:p text:style-name="P47"><text:user-field-get text:name="py3o.danfe.object_xml.NFe.infNFe.emit.xNome">danfe.object_xml.NFe.infNFe.emit.xNome</text:user-field-get></text:p>
            <text:p text:style-name="P59"><text:line-break/><text:user-field-get text:name="py3o.danfe.object_xml.NFe.endereco_emitente_formatado_linha_1">danfe.object_xml.NFe.endereco_emitente_formatado_linha_1</text:user-field-get></text:p>
            <text:p text:style-name="P59"><text:user-field-get text:name="py3o.danfe.object_xml.NFe.endereco_emitente_formatado_linha_2">danfe.object_xml.NFe.endereco_emitente_formatado_linha_2</text:user-field-get></text:p>
            <text:p text:style-name="P59"><text:user-field-get text:name="py3o.danfe.object_xml.NFe.endereco_emitente_formatado_linha_3">danfe.object_xml.NFe.endereco_emitente_formatado_linha_3</text:user-field-get></text:p>
            <text:p text:style-name="P60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table-cell table:style-name="Table2.A32" table:number-rows-spanned="4" table:number-columns-spanned="10" office:value-type="string">
            <text:p text:style-name="P50"><draw:frame draw:style-name="fr1" draw:name="Quadro6" text:anchor-type="paragraph" svg:x="2.2cm" svg:y="1.6cm" svg:width="0.815cm" svg:height="0.794cm" draw:z-index="2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6">DOCUMENTO AUXILIAR DA NOTA FISCAL ELETRÔNICA</text:p>
            <text:p text:style-name="P56">versão <text:s/><text:user-field-get text:name="py3o.danfe.object_xml.NFe.versao">danfe.object_xml.NFe.versao</text:user-field-get></text:p>
            <text:p text:style-name="P56"/>
            <text:p text:style-name="P54"/>
            <text:p text:style-name="P62">       0 – ENTRADA</text:p>
            <text:p text:style-name="P62">       1 – SAÍDA</text:p>
            <text:p text:style-name="P62"/>
            <text:p text:style-name="P62"/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columns-spanned="23" office:value-type="string">
            <text:p text:style-name="P35"><draw:frame draw:style-name="fr2" draw:name="py3o.image(danfe.object_xml.NFe.chave_imagem, 'png', isb64=True, dummy=5)" text:anchor-type="paragraph" svg:width="6.001cm" svg:height="0.801cm" draw:z-index="16"><draw:text-box><text:p text:style-name="P8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columns-spanned="23" office:value-type="string">
            <text:p text:style-name="P41">Chave de acesso</text:p>
            <text:p text:style-name="P6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rows-spanned="2" table:number-columns-spanned="23" office:value-type="string">
            <text:p text:style-name="P70">Impresso para simples conferência</text:p>
            <text:p text:style-name="P70">Informações não transmitidas a nenhuma<text:line-break/>SEFAZ autorizadora</text:p>
            <text:p text:style-name="P73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A32" table:number-columns-spanned="7" office:value-type="string">
            <text:p text:style-name="P3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A32" table:number-columns-spanned="21" office:value-type="string">
            <text:p text:style-name="P41">Natureza da Operação</text:p>
            <text:p text:style-name="P80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columns-spanned="23" office:value-type="string">
            <text:p text:style-name="P41">Protocolo de autorização</text:p>
            <text:p text:style-name="P38"/>
            <text:p text:style-name="P74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A32" table:number-columns-spanned="44" office:value-type="string">
            <text:p text:style-name="P28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8">
          <table:table-cell table:style-name="Table2.A32" table:number-columns-spanned="44" office:value-type="string">
            <text:p text:style-name="P32"><text:a xlink:type="simple" xlink:href="py3o://if=%22danfe.protNFe.infProt.nProt%20and%20danfe.protNFe.infProt.cStat%20in%20('110',%20'301',%20'302')%22" text:style-name="Internet_20_link" text:visited-style-name="Visited_20_Internet_20_Link"><text:span text:style-name="T7">if="danfe.protNFe.infProt.nPro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2">
          <table:table-cell table:style-name="Table2.A32" table:number-rows-spanned="3" table:number-columns-spanned="7" office:value-type="string">
            <text:p text:style-name="P29"><draw:frame draw:style-name="fr4" draw:name="Quadro8" text:anchor-type="char" svg:width="3.799cm" svg:height="3.2cm" draw:z-index="22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rows-spanned="4" table:number-columns-spanned="4" office:value-type="string">
            <text:p text:style-name="P47"><text:user-field-get text:name="py3o.danfe.object_xml.NFe.infNFe.emit.xNome">danfe.object_xml.NFe.infNFe.emit.xNome</text:user-field-get></text:p>
            <text:p text:style-name="P59"><text:line-break/><text:user-field-get text:name="py3o.danfe.object_xml.NFe.endereco_emitente_formatado_linha_1">danfe.object_xml.NFe.endereco_emitente_formatado_linha_1</text:user-field-get></text:p>
            <text:p text:style-name="P59"><text:user-field-get text:name="py3o.danfe.object_xml.NFe.endereco_emitente_formatado_linha_2">danfe.object_xml.NFe.endereco_emitente_formatado_linha_2</text:user-field-get></text:p>
            <text:p text:style-name="P59"><text:user-field-get text:name="py3o.danfe.object_xml.NFe.endereco_emitente_formatado_linha_3">danfe.object_xml.NFe.endereco_emitente_formatado_linha_3</text:user-field-get></text:p>
            <text:p text:style-name="P60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table-cell table:style-name="Table2.A32" table:number-rows-spanned="4" table:number-columns-spanned="10" office:value-type="string">
            <text:p text:style-name="P50"><draw:frame draw:style-name="fr1" draw:name="Quadro9" text:anchor-type="paragraph" svg:x="2.2cm" svg:y="1.6cm" svg:width="0.815cm" svg:height="0.794cm" draw:z-index="21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6">DOCUMENTO AUXILIAR DA NOTA FISCAL ELETRÔNICA</text:p>
            <text:p text:style-name="P56">versão <text:s/><text:user-field-get text:name="py3o.danfe.object_xml.NFe.versao">danfe.object_xml.NFe.versao</text:user-field-get></text:p>
            <text:p text:style-name="P56"/>
            <text:p text:style-name="P54"/>
            <text:p text:style-name="P62">       0 – ENTRADA</text:p>
            <text:p text:style-name="P62">       1 – SAÍDA</text:p>
            <text:p text:style-name="P62"/>
            <text:p text:style-name="P62"/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<draw:frame draw:style-name="fr5" draw:name="py3o.image(danfe.object_xml.NFe.chave_imagem, 'png', isb64=True, dummy=6)" text:anchor-type="paragraph" svg:x="4.35cm" svg:y="-4.249cm" svg:width="6.001cm" svg:height="0.801cm" draw:z-index="19"><draw:text-box><text:p text:style-name="P86"/></draw:text-box></draw:frame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columns-spanned="23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columns-spanned="23" office:value-type="string">
            <text:p text:style-name="P41">Chave de acesso</text:p>
            <text:p text:style-name="P6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rows-spanned="2" table:number-columns-spanned="23" office:value-type="string">
            <text:p text:style-name="P70">Impresso para simples conferência</text:p>
            <text:p text:style-name="P70">Informações não transmitidas a nenhuma<text:line-break/>SEFAZ autorizadora</text:p>
            <text:p text:style-name="P73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A32" table:number-columns-spanned="7" office:value-type="string">
            <text:p text:style-name="P3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A32" table:number-columns-spanned="21" office:value-type="string">
            <text:p text:style-name="P41">Natureza da Operação</text:p>
            <text:p text:style-name="P80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2" table:number-columns-spanned="23" office:value-type="string">
            <text:p text:style-name="P41">Protocolo de autorização</text:p>
            <text:p text:style-name="P38"/>
            <text:p text:style-name="P74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A32" table:number-columns-spanned="44" office:value-type="string">
            <text:p text:style-name="P28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2">
          <table:table-cell table:style-name="Table2.A52" table:number-columns-spanned="2" office:value-type="string">
            <text:p text:style-name="P41">Inscrição estadual</text:p>
            <text:p text:style-name="P78"><text:user-field-get text:name="py3o.danfe.object_xml.NFe.infNFe.emit.IE">danfe.object_xml.NFe.infNFe.emit.IE</text:user-field-get></text:p>
          </table:table-cell>
          <table:covered-table-cell/>
          <table:table-cell table:style-name="Table2.C52" table:number-columns-spanned="10" office:value-type="string">
            <text:p text:style-name="P41">Inscrição estadual do substituto tributário</text:p>
            <text:p text:style-name="P78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52" table:number-columns-spanned="32" office:value-type="string">
            <text:p text:style-name="P41">CNPJ</text:p>
            <text:p text:style-name="P78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A32" table:number-columns-spanned="44" office:value-type="string">
            <text:p text:style-name="P28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4" table:number-columns-spanned="44" office:value-type="string">
            <text:p text:style-name="P33"><text:a xlink:type="simple" xlink:href="py3o://if=%22danfe.cabecalho%22" text:style-name="Internet_20_link" text:visited-style-name="Visited_20_Internet_20_Link"><text:span text:style-name="T13">if="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44" office:value-type="string">
            <text:p text:style-name="P33"><text:a xlink:type="simple" xlink:href="py3o://if=%22not%20danfe.object_xml.protNFe.infProt.nProt%22" text:style-name="Internet_20_link" text:visited-style-name="Visited_20_Internet_20_Link"><text:span text:style-name="T17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rows-spanned="3" table:number-columns-spanned="11" office:value-type="string">
            <text:p text:style-name="P48"><draw:frame draw:style-name="fr4" draw:name="py3o.image(danfe.cabecalho, 'png', isb64=True,dummy=1)" text:anchor-type="char" svg:width="7.8cm" svg:height="3.2cm" draw:z-index="17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8" table:number-rows-spanned="4" table:number-columns-spanned="10" office:value-type="string">
            <text:p text:style-name="P51"><draw:frame draw:style-name="fr1" draw:name="Quadro10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7">DOCUMENTO AUXILIAR DA NOTA FISCAL ELETRÔNICA</text:p>
            <text:p text:style-name="P57">versão <text:user-field-get text:name="py3o.danfe.object_xml.NFe.versao">danfe.object_xml.NFe.versao</text:user-field-get></text:p>
            <text:p text:style-name="P57"/>
            <text:p text:style-name="P55"/>
            <text:p text:style-name="P63">       0 – ENTRADA</text:p>
            <text:p text:style-name="P63">       1 – SAÍDA</text:p>
            <text:p text:style-name="P63"/>
            <text:p text:style-name="P63"/>
            <text:p text:style-name="P45"><text:user-field-get text:name="py3o.danfe.object_xml.NFe.numero_formatado">danfe.object_xml.NFenumero_formatado</text:user-field-get></text:p>
            <text:p text:style-name="P45"><text:user-field-get text:name="py3o.danfe.object_xml.NFe.serie_formatada">danfe.object_xml.NFe.serie_formatada</text:user-field-get></text:p>
            <text:p text:style-name="P45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columns-spanned="23" office:value-type="string">
            <text:p text:style-name="P36"><draw:frame draw:style-name="fr2" draw:name="py3o.image(danfe.object_xml.NFe.chave_imagem, 'png', isb64=True, dummy=7)" text:anchor-type="paragraph" svg:width="6.001cm" svg:height="0.801cm" draw:z-index="10"><draw:text-box><text:p text:style-name="P8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57" table:number-columns-spanned="23" office:value-type="string">
            <text:p text:style-name="P42">Chave de acesso</text:p>
            <text:p text:style-name="P66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rows-spanned="2" table:number-columns-spanned="23" office:value-type="string">
            <text:p text:style-name="P71">Impresso para simples conferência</text:p>
            <text:p text:style-name="P71">Informações não transmitidas a nenhuma<text:line-break/>SEFAZ autorizadora</text:p>
            <text:p text:style-name="P7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9">
          <table:table-cell table:style-name="Table2.A11" table:number-columns-spanned="11" office:value-type="string">
            <text:p text:style-name="P7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12">
          <table:table-cell table:style-name="Table2.A12" table:number-columns-spanned="21" office:value-type="string">
            <text:p text:style-name="P42">Natureza da Operação</text:p>
            <text:p text:style-name="P7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23" office:value-type="string">
            <text:p text:style-name="P42">Protocolo de autorização</text:p>
            <text:p text:style-name="P39"/>
            <text:p text:style-name="P6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4" office:value-type="string">
            <text:p text:style-name="P33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44" office:value-type="string">
            <text:p text:style-name="P33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T17">if="danfe.object_xml.protNFe.infProt.nPro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rows-spanned="3" table:number-columns-spanned="11" office:value-type="string">
            <text:p text:style-name="P48"><draw:frame draw:style-name="fr4" draw:name="Quadro12" text:anchor-type="char" svg:width="7.8cm" svg:height="3.2cm" draw:z-index="11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8" table:number-rows-spanned="4" table:number-columns-spanned="10" office:value-type="string">
            <text:p text:style-name="P51"><draw:frame draw:style-name="fr1" draw:name="Quadro13" text:anchor-type="paragraph" svg:x="2.2cm" svg:y="1.6cm" svg:width="0.815cm" svg:height="0.794cm" draw:z-index="9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7">DOCUMENTO AUXILIAR DA NOTA FISCAL ELETRÔNICA</text:p>
            <text:p text:style-name="P57">versão</text:p>
            <text:p text:style-name="P57"><text:s/><text:user-field-get text:name="py3o.danfe.object_xml.NFe.versao">danfe.object_xml.NFe.versao</text:user-field-get></text:p>
            <text:p text:style-name="P57"/>
            <text:p text:style-name="P55"/>
            <text:p text:style-name="P63">       0 – ENTRADA</text:p>
            <text:p text:style-name="P63">       1 – SAÍDA</text:p>
            <text:p text:style-name="P63"/>
            <text:p text:style-name="P63"/>
            <text:p text:style-name="P45"><text:user-field-get text:name="py3o.danfe.object_xml.NFe.numero_formatado">danfe.object_xml.NFenumero_formatado</text:user-field-get></text:p>
            <text:p text:style-name="P45"><text:user-field-get text:name="py3o.danfe.object_xml.NFe.serie_formatada">danfe.object_xml.NFe.serie_formatada</text:user-field-get></text:p>
            <text:p text:style-name="P45"><draw:frame draw:style-name="fr5" draw:name="py3o.image(danfe.object_xml.NFe.chave_imagem, 'png', isb64=True, dummy=8)" text:anchor-type="paragraph" svg:x="4.417cm" svg:y="-4.066cm" svg:width="6.001cm" svg:height="0.801cm" draw:z-index="7"><draw:text-box><text:p text:style-name="P86"/></draw:text-box></draw:frame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columns-spanned="23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64" table:number-columns-spanned="23" office:value-type="string">
            <text:p text:style-name="P42">Chave de acesso</text:p>
            <text:p text:style-name="P66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rows-spanned="2" table:number-columns-spanned="23" office:value-type="string">
            <text:p text:style-name="P71">Impresso para simples conferência</text:p>
            <text:p text:style-name="P71">Informações não transmitidas a nenhuma<text:line-break/>SEFAZ autorizadora</text:p>
            <text:p text:style-name="P7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6">
          <table:table-cell table:style-name="Table2.A11" table:number-columns-spanned="11" office:value-type="string">
            <text:p text:style-name="P7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12" table:number-columns-spanned="21" office:value-type="string">
            <text:p text:style-name="P42">Natureza da Operação</text:p>
            <text:p text:style-name="P7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23" office:value-type="string">
            <text:p text:style-name="P42">Protocolo de autorização</text:p>
            <text:p text:style-name="P39"/>
            <text:p text:style-name="P6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4" office:value-type="string">
            <text:p text:style-name="P33"><draw:frame draw:style-name="fr5" draw:name="py3o.image(danfe.object_xml.NFe.chave_imagem, 'png', isb64=True, dummy=9)" text:anchor-type="paragraph" svg:x="12.201cm" svg:y="1.288cm" svg:width="6.001cm" svg:height="0.801cm" draw:z-index="5"><draw:text-box><text:p text:style-name="P86"/></draw:text-box></draw:frame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44" office:value-type="string">
            <text:p text:style-name="P33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T18">if="danfe.object_xml.protNFe.infProt.nPro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rows-spanned="3" table:number-columns-spanned="11" office:value-type="string">
            <text:p text:style-name="P48"><draw:frame draw:style-name="fr4" draw:name="Quadro15" text:anchor-type="char" svg:width="7.8cm" svg:height="3.2cm" draw:z-index="3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8" table:number-rows-spanned="4" table:number-columns-spanned="10" office:value-type="string">
            <text:p text:style-name="P51"><draw:frame draw:style-name="fr1" draw:name="Quadro16" text:anchor-type="paragraph" svg:x="2.2cm" svg:y="1.6cm" svg:width="0.815cm" svg:height="0.794cm" draw:z-index="1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7">DOCUMENTO AUXILIAR DA NOTA FISCAL ELETRÔNICA</text:p>
            <text:p text:style-name="P57">versão <text:user-field-get text:name="py3o.danfe.object_xml.NFe.versao">danfe.object_xml.NFe.versao</text:user-field-get></text:p>
            <text:p text:style-name="P57"/>
            <text:p text:style-name="P55"/>
            <text:p text:style-name="P63">       0 – ENTRADA</text:p>
            <text:p text:style-name="P63">       1 – SAÍDA</text:p>
            <text:p text:style-name="P63"/>
            <text:p text:style-name="P63"/>
            <text:p text:style-name="P45"><text:user-field-get text:name="py3o.danfe.object_xml.NFe.numero_formatado">danfe.object_xml.NFenumero_formatado</text:user-field-get></text:p>
            <text:p text:style-name="P45"><text:user-field-get text:name="py3o.danfe.object_xml.NFe.serie_formatada">danfe.object_xml.NFe.serie_formatada</text:user-field-get></text:p>
            <text:p text:style-name="P45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columns-spanned="23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71" table:number-columns-spanned="23" office:value-type="string">
            <text:p text:style-name="P42">Chave de acesso</text:p>
            <text:p text:style-name="P66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8" table:number-rows-spanned="2" table:number-columns-spanned="23" office:value-type="string">
            <text:p text:style-name="P71">Impresso para simples conferência</text:p>
            <text:p text:style-name="P71">Informações não transmitidas a nenhuma<text:line-break/>SEFAZ autorizadora</text:p>
            <text:p text:style-name="P7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3">
          <table:table-cell table:style-name="Table2.A11" table:number-columns-spanned="11" office:value-type="string">
            <text:p text:style-name="P7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12" table:number-columns-spanned="21" office:value-type="string">
            <text:p text:style-name="P42">Natureza da Operação</text:p>
            <text:p text:style-name="P7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23" office:value-type="string">
            <text:p text:style-name="P42">Protocolo de autorização</text:p>
            <text:p text:style-name="P39"/>
            <text:p text:style-name="P6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4" office:value-type="string">
            <text:p text:style-name="P33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6">
          <table:table-cell table:style-name="Table2.A76" table:number-columns-spanned="2" office:value-type="string">
            <text:p text:style-name="P42">Inscrição estadual</text:p>
            <text:p text:style-name="P79"><text:user-field-get text:name="py3o.danfe.object_xml.NFe.infNFe.emit.IE">danfe.object_xml.NFe.infNFe.emit.IE</text:user-field-get></text:p>
          </table:table-cell>
          <table:covered-table-cell/>
          <table:table-cell table:style-name="Table2.C76" table:number-columns-spanned="10" office:value-type="string">
            <text:p text:style-name="P42">Inscrição estadual do substituto tributário</text:p>
            <text:p text:style-name="P79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76" table:number-columns-spanned="32" office:value-type="string">
            <text:p text:style-name="P42">CNPJ</text:p>
            <text:p text:style-name="P79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table:number-columns-spanned="44" office:value-type="string">
            <text:p text:style-name="P33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8">
          <table:table-cell table:style-name="Table2.A78" table:number-columns-spanned="44" office:value-type="string">
            <text:p text:style-name="P17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9">
          <table:table-cell table:style-name="Table2.A79" table:number-columns-spanned="20" office:value-type="string">
            <text:p text:style-name="P105">Razão Social/Nome</text:p>
            <text:p text:style-name="P134"><text:user-field-get text:name="py3o.danfe.object_xml.NFe.infNFe.emit.xNome">danfe.object_xml.NFe.infNFe.emi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U79" table:number-columns-spanned="20" office:value-type="string">
            <text:p text:style-name="P99">CNPJ/CPF</text:p>
            <text:p text:style-name="P111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o79" table:number-columns-spanned="4" office:value-type="string">
            <text:p text:style-name="P99">Data da emissão</text:p>
            <text:p text:style-name="P114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le2.80">
          <table:table-cell table:style-name="Table2.A80" table:number-columns-spanned="20" office:value-type="string">
            <text:p text:style-name="P99">Endereço</text:p>
            <text:p text:style-name="P111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U80" table:number-columns-spanned="14" office:value-type="string">
            <text:p text:style-name="P99">Bairro</text:p>
            <text:p text:style-name="P111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80" table:number-columns-spanned="6" office:value-type="string">
            <text:p text:style-name="P99">CEP</text:p>
            <text:p text:style-name="P111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o80" table:number-columns-spanned="4" office:value-type="string">
            <text:p text:style-name="P99">Data da entrada/saída</text:p>
            <text:p text:style-name="P114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le2.81">
          <table:table-cell table:style-name="Table2.A81" table:number-columns-spanned="17" office:value-type="string">
            <text:p text:style-name="P99">Município</text:p>
            <text:p text:style-name="P111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R81" table:number-columns-spanned="9" office:value-type="string">
            <text:p text:style-name="P99">Fone</text:p>
            <text:p text:style-name="P111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81" table:number-columns-spanned="4" office:value-type="string">
            <text:p text:style-name="P99">UF</text:p>
            <text:p text:style-name="P111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covered-table-cell/>
          <table:table-cell table:style-name="Table2.e81" table:number-columns-spanned="10" office:value-type="string">
            <text:p text:style-name="P99">Inscrição estadual</text:p>
            <text:p text:style-name="P111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o81" table:number-columns-spanned="4" office:value-type="string">
            <text:p text:style-name="P99">Hora da entrada/saída</text:p>
            <text:p text:style-name="P111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le2.82">
          <table:table-cell table:style-name="Table2.A82" table:number-columns-spanned="44" office:value-type="string">
            <text:p text:style-name="P16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3">
          <table:table-cell table:style-name="Table2.A82" table:number-columns-spanned="44" office:value-type="string">
            <text:p text:style-name="P17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4">
          <table:table-cell table:style-name="Table2.A84" table:number-columns-spanned="5" office:value-type="string">
            <text:p text:style-name="P99">CNPJ/CPF</text:p>
            <text:p text:style-name="P131"><text:user-field-get text:name="py3o.danfe.object_xml.NFe.infNFe.retirada.CNPJ">danfe.object_xml.NFe.infNFe.retirada.CNPJ</text:user-field-get></text:p>
          </table:table-cell>
          <table:covered-table-cell/>
          <table:covered-table-cell/>
          <table:covered-table-cell/>
          <table:covered-table-cell/>
          <table:table-cell table:style-name="Table2.F84" table:number-columns-spanned="39" office:value-type="string">
            <text:p text:style-name="P99">Endereço</text:p>
            <text:p text:style-name="P125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5" table:number-columns-spanned="44" office:value-type="string">
            <text:p text:style-name="P8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3">
          <table:table-cell table:style-name="Table2.A82" table:number-columns-spanned="44" office:value-type="string">
            <text:p text:style-name="P16"><text:a xlink:type="simple" xlink:href="py3o://if=%22hasattr(danfe.object_xml.NFe.infNFe,%20'entrega')%22" text:style-name="Internet_20_link" text:visited-style-name="Visited_20_Internet_20_Link"><text:span text:style-name="T9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3">
          <table:table-cell table:style-name="Table2.A82" table:number-columns-spanned="44" office:value-type="string">
            <text:p text:style-name="P17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8">
          <table:table-cell table:style-name="Table2.A88" table:number-columns-spanned="5" office:value-type="string">
            <text:p text:style-name="P99">CNPJ/CPF</text:p>
            <text:p text:style-name="P126"><text:user-field-get text:name="py3o.danfe.object_xml.NFe.infNFe.entrega.CNPJ">danfe.object_xml.NFe.infNFe.entrega.CNPJ</text:user-field-get></text:p>
          </table:table-cell>
          <table:covered-table-cell/>
          <table:covered-table-cell/>
          <table:covered-table-cell/>
          <table:covered-table-cell/>
          <table:table-cell table:style-name="Table2.F88" table:number-columns-spanned="39" office:value-type="string">
            <text:p text:style-name="P99">Endereço</text:p>
            <text:p text:style-name="P125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9" table:number-columns-spanned="44" office:value-type="string">
            <text:p text:style-name="P8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0">
          <table:table-cell table:style-name="Table2.A82" table:number-columns-spanned="44" office:value-type="string">
            <text:p text:style-name="P8"><text:a xlink:type="simple" xlink:href="py3o://if=%22danfe.object_xml.NFe.fatura_a_prazo%22" text:style-name="Internet_20_link" text:visited-style-name="Visited_20_Internet_20_Link"><text:span text:style-name="T19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1">
          <table:table-cell table:style-name="Table2.A82" table:number-columns-spanned="44" office:value-type="string">
            <text:p text:style-name="P18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2">
          <table:table-cell table:style-name="Table2.A92" table:number-columns-spanned="6" office:value-type="string">
            <text:p text:style-name="P110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22" office:value-type="string">
            <text:p text:style-name="P99">Número da fatura</text:p>
            <text:p text:style-name="P125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6" office:value-type="string">
            <text:p text:style-name="P99">Valor original</text:p>
            <text:p text:style-name="P12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7" office:value-type="string">
            <text:p text:style-name="P99">Desconto</text:p>
            <text:p text:style-name="P12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3" office:value-type="string">
            <text:p text:style-name="P99">Valor líquido</text:p>
            <text:p text:style-name="P12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le2.93">
          <table:table-cell table:style-name="Table2.A82" table:number-columns-spanned="44" office:value-type="string">
            <text:p text:style-name="P8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4">
          <table:table-cell table:style-name="Table2.A82" table:number-columns-spanned="44" office:value-type="string">
            <text:p text:style-name="P8"><text:a xlink:type="simple" xlink:href="py3o://if=%22danfe.object_xml.NFe.fatura_a_vista" text:style-name="Internet_20_link" text:visited-style-name="Visited_20_Internet_20_Link"><text:span text:style-name="T20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5">
          <table:table-cell table:style-name="Table2.A82" table:number-columns-spanned="44" office:value-type="string">
            <text:p text:style-name="P18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6">
          <table:table-cell table:style-name="Table2.A92" table:number-columns-spanned="6" office:value-type="string">
            <text:p text:style-name="P110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22" office:value-type="string">
            <text:p text:style-name="P99">Número da fatura</text:p>
            <text:p text:style-name="P125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6" office:value-type="string">
            <text:p text:style-name="P99">Valor original</text:p>
            <text:p text:style-name="P12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7" office:value-type="string">
            <text:p text:style-name="P99">Desconto</text:p>
            <text:p text:style-name="P12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3" office:value-type="string">
            <text:p text:style-name="P99">Valor líquido</text:p>
            <text:p text:style-name="P12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le2.97">
          <table:table-cell table:style-name="Table2.A82" table:number-columns-spanned="44" office:value-type="string">
            <text:p text:style-name="P8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98">
          <table:table-cell table:style-name="Table2.A82" table:number-columns-spanned="44" office:value-type="string">
            <text:p text:style-name="P9"><text:a xlink:type="simple" xlink:href="py3o://if=%22len(danfe.object_xml.NFe.infNFe.cobr.dup)%20%3E%200%22" text:style-name="Internet_20_link" text:visited-style-name="Visited_20_Internet_20_Link"><text:span text:style-name="T21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9">
          <table:table-cell table:style-name="Table2.A82" table:number-columns-spanned="44" office:value-type="string">
            <text:p text:style-name="P19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0">
          <table:table-cell table:style-name="Table2.A82" table:number-columns-spanned="44" office:value-type="string">
            <text:p text:style-name="P9"><text:a xlink:type="simple" xlink:href="py3o://for=%22dup%20in%20danfe.object_xml.NFe.infNFe.cobr.dup%22" text:style-name="Internet_20_link" text:visited-style-name="Visited_20_Internet_20_Link"><text:span text:style-name="T21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1">
          <table:table-cell table:style-name="Table2.A82" table:number-columns-spanned="2" office:value-type="string">
            <text:p text:style-name="P100">Número</text:p>
            <text:p text:style-name="P127"><text:user-field-get text:name="py3o.dup.nDup">dup.nDup</text:user-field-get></text:p>
          </table:table-cell>
          <table:covered-table-cell/>
          <table:table-cell table:style-name="Table2.C101" table:number-columns-spanned="10" office:value-type="string">
            <text:p text:style-name="P100">Vencimento</text:p>
            <text:p text:style-name="P128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32" office:value-type="string">
            <text:p text:style-name="P101">Valor</text:p>
            <text:p text:style-name="P128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2">
          <table:table-cell table:style-name="Table2.A82" table:number-columns-spanned="44" office:value-type="string">
            <text:p text:style-name="P9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3">
          <table:table-cell table:style-name="Table2.A82" table:number-columns-spanned="44" office:value-type="string">
            <text:p text:style-name="P9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3">
          <table:table-cell table:style-name="Table2.A82" table:number-columns-spanned="44" office:value-type="string">
            <text:p text:style-name="P20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5">
          <table:table-cell table:style-name="Table2.A12" table:number-columns-spanned="3" office:value-type="string">
            <text:p text:style-name="P102">Base de cálculo do ICMS</text:p>
            <text:p text:style-name="P124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le2.V12" table:number-columns-spanned="5" office:value-type="string">
            <text:p text:style-name="P102">Valor do ICMS</text:p>
            <text:p text:style-name="P124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table-cell table:style-name="Table2.V12" table:number-columns-spanned="8" office:value-type="string">
            <text:p text:style-name="P102">Base de cálculo do ICMS ST</text:p>
            <text:p text:style-name="P124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V12" table:number-columns-spanned="8" office:value-type="string">
            <text:p text:style-name="P102">Valor do ICMS ST</text:p>
            <text:p text:style-name="P124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Y105" table:number-columns-spanned="11" office:value-type="string">
            <text:p text:style-name="P102">Valor aproximado dos tributos</text:p>
            <text:p text:style-name="P124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2" table:number-columns-spanned="9" office:value-type="string">
            <text:p text:style-name="P102">Valor total dos produtos</text:p>
            <text:p text:style-name="P124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6">
          <table:table-cell table:style-name="Table2.A82" table:number-columns-spanned="3" office:value-type="string">
            <text:p text:style-name="P102">Valor do frete</text:p>
            <text:p text:style-name="P124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le2.C101" table:number-columns-spanned="5" office:value-type="string">
            <text:p text:style-name="P102">Valor do seguro</text:p>
            <text:p text:style-name="P124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table-cell table:style-name="Table2.C101" table:number-columns-spanned="8" office:value-type="string">
            <text:p text:style-name="P102">Desconto</text:p>
            <text:p text:style-name="P124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8" office:value-type="string">
            <text:p text:style-name="P102">Outras despesas acessórias</text:p>
            <text:p text:style-name="P124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Y106" table:number-columns-spanned="11" office:value-type="string">
            <text:p text:style-name="P102">Valor do IPI</text:p>
            <text:p text:style-name="P124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06" table:number-columns-spanned="9" office:value-type="string">
            <text:p text:style-name="P106">Valor total da nota</text:p>
            <text:p text:style-name="P132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7">
          <table:table-cell table:style-name="Table2.A107" table:number-columns-spanned="44" office:value-type="string">
            <text:p text:style-name="P11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3">
          <table:table-cell table:style-name="Table2.A107" table:number-columns-spanned="44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9">
          <table:table-cell table:style-name="Table2.A109" table:number-columns-spanned="18" office:value-type="string">
            <text:p text:style-name="P103">Razão Social/Nome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S109" table:number-columns-spanned="5" office:value-type="string">
            <text:p text:style-name="P103">Frete por conta</text:p>
            <text:p text:style-name="P129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table-cell table:style-name="Table2.X109" table:number-columns-spanned="6" office:value-type="string">
            <text:p text:style-name="P103">Código ANTT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table-cell table:style-name="Table2.d109" table:number-columns-spanned="4" office:value-type="string">
            <text:p text:style-name="P103">Placa do veículo</text:p>
            <text:p text:style-name="P118"/>
          </table:table-cell>
          <table:covered-table-cell/>
          <table:covered-table-cell/>
          <table:covered-table-cell/>
          <table:table-cell table:style-name="Table2.h109" table:number-columns-spanned="4" office:value-type="string">
            <text:p text:style-name="P103">UF</text:p>
            <text:p text:style-name="P118"/>
          </table:table-cell>
          <table:covered-table-cell/>
          <table:covered-table-cell/>
          <table:covered-table-cell/>
          <table:table-cell table:style-name="Table2.l109" table:number-columns-spanned="7" office:value-type="string">
            <text:p text:style-name="P103">CNPJ/CPF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0">
          <table:table-cell table:style-name="Table2.A110" table:number-columns-spanned="18" office:value-type="string">
            <text:p text:style-name="P103">Endereço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S110" table:number-columns-spanned="15" office:value-type="string">
            <text:p text:style-name="P103">Município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10" table:number-columns-spanned="4" office:value-type="string">
            <text:p text:style-name="P103">UF</text:p>
            <text:p text:style-name="P118"/>
          </table:table-cell>
          <table:covered-table-cell/>
          <table:covered-table-cell/>
          <table:covered-table-cell/>
          <table:table-cell table:style-name="Table2.l110" table:number-columns-spanned="7" office:value-type="string">
            <text:p text:style-name="P103">Inscrição estadual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6">
          <table:table-cell table:style-name="Table2.A82" table:number-columns-spanned="4" office:value-type="string">
            <text:p text:style-name="P103">Quantidade</text:p>
            <text:p text:style-name="P115"/>
          </table:table-cell>
          <table:covered-table-cell/>
          <table:covered-table-cell/>
          <table:covered-table-cell/>
          <table:table-cell table:style-name="Table2.C101" table:number-columns-spanned="5" office:value-type="string">
            <text:p text:style-name="P103">Espécie</text:p>
            <text:p text:style-name="P118"/>
          </table:table-cell>
          <table:covered-table-cell/>
          <table:covered-table-cell/>
          <table:covered-table-cell/>
          <table:covered-table-cell/>
          <table:table-cell table:style-name="Table2.C101" table:number-columns-spanned="10" office:value-type="string">
            <text:p text:style-name="P103">Marca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8" office:value-type="string">
            <text:p text:style-name="P103">Número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11" office:value-type="string">
            <text:p text:style-name="P103">Peso bruto</text:p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6" office:value-type="string">
            <text:p text:style-name="P103">Peso líquido</text:p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12">
          <table:table-cell table:style-name="Table2.A112" table:number-columns-spanned="44" office:value-type="string">
            <text:p text:style-name="P11"><text:a xlink:type="simple" xlink:href="py3o:///if" text:style-name="Internet_20_link" text:visited-style-name="Visited_20_Internet_20_Link"><text:span text:style-name="T13">/if</text:span></text:a><text:span text:style-name="T13"><text:user-field-get text:name="py3o.danfe.object_xml.NFe.infNFe.transp.veicTransp.placa">danfe.object_xml.NFe.infNFe.transp.veicTransp.placa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3">
          <table:table-cell table:style-name="Table2.A107" table:number-columns-spanned="44" office:value-type="string">
            <text:p text:style-name="P11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3">
          <table:table-cell table:style-name="Table2.A107" table:number-columns-spanned="44" office:value-type="string">
            <text:p text:style-name="P3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5">
          <table:table-cell table:style-name="Table2.A115" table:number-columns-spanned="14" office:value-type="string">
            <text:p text:style-name="P96">Razão Social/Nome</text:p>
            <text:p text:style-name="P130"><text:bookmark-start text:name="__DdeLink__29966_270306972"/><text:bookmark-start text:name="__DdeLink__29586_270306972"/><text:user-field-get text:name="py3o.danfe.object_xml.NFe.infNFe.transp.transporta.xNome">danfe.object_xml.NFe.infNFe.transp.transporta.xNome</text:user-field-get><text:bookmark-end text:name="__DdeLink__29966_270306972"/><text:bookmark-end text:name="__DdeLink__2958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O115" table:number-columns-spanned="8" office:value-type="string">
            <text:p text:style-name="P96">Frete por conta</text:p>
            <text:p text:style-name="P130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115" table:number-columns-spanned="5" office:value-type="string">
            <text:p text:style-name="P96">Código ANTT</text:p>
            <text:p text:style-name="P130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covered-table-cell/>
          <table:table-cell table:style-name="Table2.b115" table:number-columns-spanned="5" office:value-type="string">
            <text:p text:style-name="P96">Placa do veículo</text:p>
            <text:p text:style-name="P130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le2.g115" table:number-columns-spanned="3" office:value-type="string">
            <text:p text:style-name="P96">UF</text:p>
            <text:p text:style-name="P130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le2.j115" table:number-columns-spanned="9" office:value-type="string">
            <text:p text:style-name="P96">CNPJ/CPF</text:p>
            <text:p text:style-name="P133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6">
          <table:table-cell table:style-name="Table2.A116" table:number-columns-spanned="14" office:value-type="string">
            <text:p text:style-name="P96">Endereço</text:p>
            <text:p text:style-name="P130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O116" table:number-columns-spanned="18" office:value-type="string">
            <text:p text:style-name="P96">Município</text:p>
            <text:p text:style-name="P130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116" table:number-columns-spanned="3" office:value-type="string">
            <text:p text:style-name="P96">UF</text:p>
            <text:p text:style-name="P130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le2.j116" table:number-columns-spanned="9" office:value-type="string">
            <text:p text:style-name="P96">Inscrição estadual</text:p>
            <text:p text:style-name="P130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117" table:number-columns-spanned="44" office:value-type="string">
            <text:p text:style-name="P10"><text:a xlink:type="simple" xlink:href="py3o://if=%22len(danfe.object_xml.NFe.infNFe.transp.vol)%20==%200%22" text:style-name="Internet_20_link" text:visited-style-name="Visited_20_Internet_20_Link"><text:span text:style-name="T22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8">
          <table:table-cell table:style-name="Table2.A82" table:number-columns-spanned="4" office:value-type="string">
            <text:p text:style-name="P96">Quantidade</text:p>
            <text:p text:style-name="P116"/>
          </table:table-cell>
          <table:covered-table-cell/>
          <table:covered-table-cell/>
          <table:covered-table-cell/>
          <table:table-cell table:style-name="Table2.C101" table:number-columns-spanned="5" office:value-type="string">
            <text:p text:style-name="P96">Espécie</text:p>
            <text:p text:style-name="P119"/>
          </table:table-cell>
          <table:covered-table-cell/>
          <table:covered-table-cell/>
          <table:covered-table-cell/>
          <table:covered-table-cell/>
          <table:table-cell table:style-name="Table2.C101" table:number-columns-spanned="10" office:value-type="string">
            <text:p text:style-name="P96">Marca</text:p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8" office:value-type="string">
            <text:p text:style-name="P96">Número</text:p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11" office:value-type="string">
            <text:p text:style-name="P91"><text:span text:style-name="T28">Peso</text:span> <text:span text:style-name="T28">bruto</text:span></text:p>
            <text:p text:style-name="P1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6" office:value-type="string">
            <text:p text:style-name="P91"><text:span text:style-name="T28">Peso</text:span> <text:span text:style-name="T28">líquido</text:span></text:p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117" table:number-columns-spanned="44" office:value-type="string">
            <text:p text:style-name="P10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117" table:number-columns-spanned="44" office:value-type="string">
            <text:p text:style-name="P10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22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117" table:number-columns-spanned="44" office:value-type="string">
            <text:p text:style-name="P10"><text:a xlink:type="simple" xlink:href="py3o://for=%22vol%20in%20danfe.object_xml.NFe.infNFe.transp.vol%22" text:style-name="Internet_20_link" text:visited-style-name="Visited_20_Internet_20_Link"><text:span text:style-name="T22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2">
          <table:table-cell table:style-name="Table2.A82" table:number-columns-spanned="4" office:value-type="string">
            <text:p text:style-name="P96">Quantidade</text:p>
            <text:p text:style-name="P122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le2.C101" table:number-columns-spanned="5" office:value-type="string">
            <text:p text:style-name="P96">Espécie</text:p>
            <text:p text:style-name="P130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table-cell table:style-name="Table2.C101" table:number-columns-spanned="10" office:value-type="string">
            <text:p text:style-name="P96">Marca</text:p>
            <text:p text:style-name="P130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8" office:value-type="string">
            <text:p text:style-name="P96">Número</text:p>
            <text:p text:style-name="P130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11" office:value-type="string">
            <text:p text:style-name="P91"><text:span text:style-name="T28">Peso</text:span> <text:span text:style-name="T28">bruto</text:span></text:p>
            <text:p text:style-name="P122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101" table:number-columns-spanned="6" office:value-type="string">
            <text:p text:style-name="P91"><text:span text:style-name="T28">Peso</text:span> <text:span text:style-name="T28">líquido</text:span></text:p>
            <text:p text:style-name="P122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117" table:number-columns-spanned="44" office:value-type="string">
            <text:p text:style-name="P10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117" table:number-columns-spanned="44" office:value-type="string">
            <text:p text:style-name="P10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117" table:number-columns-spanned="44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3">
          <table:table-cell table:style-name="Table2.A82" table:number-columns-spanned="44" office:value-type="string">
            <text:p text:style-name="P21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7">
          <table:table-cell table:style-name="Table2.A128" table:number-rows-spanned="2" office:value-type="string">
            <text:p text:style-name="P94">Código do produto</text:p>
          </table:table-cell>
          <table:table-cell table:style-name="Table2.B128" table:number-rows-spanned="2" table:number-columns-spanned="9" office:value-type="string">
            <text:p text:style-name="P94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28" table:number-rows-spanned="2" table:number-columns-spanned="3" office:value-type="string">
            <text:p text:style-name="P94">NCM/SH</text:p>
          </table:table-cell>
          <table:covered-table-cell/>
          <table:covered-table-cell/>
          <table:table-cell table:style-name="Table2.N128" table:number-rows-spanned="2" table:number-columns-spanned="2" office:value-type="string">
            <text:p text:style-name="P95"><text:user-field-get text:name="py3o.danfe.object_xml.NFe.cst_descricao">danfe.object_xml.NFe.cst_descricao</text:user-field-get></text:p>
          </table:table-cell>
          <table:covered-table-cell/>
          <table:table-cell table:style-name="Table2.P128" table:number-rows-spanned="2" table:number-columns-spanned="3" office:value-type="string">
            <text:p text:style-name="P94">CFOP</text:p>
          </table:table-cell>
          <table:covered-table-cell/>
          <table:covered-table-cell/>
          <table:table-cell table:style-name="Table2.S128" table:number-rows-spanned="2" table:number-columns-spanned="2" office:value-type="string">
            <text:p text:style-name="P94">Quantidade</text:p>
            <text:p text:style-name="P94">Unidade</text:p>
          </table:table-cell>
          <table:covered-table-cell/>
          <table:table-cell table:style-name="Table2.U128" table:number-rows-spanned="2" table:number-columns-spanned="5" office:value-type="string">
            <text:p text:style-name="P94">Valor unitário</text:p>
          </table:table-cell>
          <table:covered-table-cell/>
          <table:covered-table-cell/>
          <table:covered-table-cell/>
          <table:covered-table-cell/>
          <table:table-cell table:style-name="Table2.Z128" table:number-rows-spanned="2" table:number-columns-spanned="6" office:value-type="string">
            <text:p text:style-name="P94">Valor 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f128" table:number-rows-spanned="2" table:number-columns-spanned="5" office:value-type="string">
            <text:p text:style-name="P94">Base de cálculo do ICMS</text:p>
          </table:table-cell>
          <table:covered-table-cell/>
          <table:covered-table-cell/>
          <table:covered-table-cell/>
          <table:covered-table-cell/>
          <table:table-cell table:style-name="Table2.k128" table:number-rows-spanned="2" table:number-columns-spanned="3" office:value-type="string">
            <text:p text:style-name="P94">Valor do ICMS</text:p>
          </table:table-cell>
          <table:covered-table-cell/>
          <table:covered-table-cell/>
          <table:table-cell table:style-name="Table2.n128" table:number-rows-spanned="2" table:number-columns-spanned="3" office:value-type="string">
            <text:p text:style-name="P94">Valor do IPI</text:p>
          </table:table-cell>
          <table:covered-table-cell/>
          <table:covered-table-cell/>
          <table:table-cell table:style-name="Table2.A11" table:number-columns-spanned="2" office:value-type="string">
            <text:p text:style-name="P94">Alíquot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q128" office:value-type="string">
            <text:p text:style-name="P94">ICMS</text:p>
          </table:table-cell>
          <table:table-cell table:style-name="Table2.A11" office:value-type="string">
            <text:p text:style-name="P94">IPI</text:p>
          </table:table-cell>
        </table:table-row>
        <table:table-row>
          <table:table-cell table:style-name="Table2.A142" table:number-columns-spanned="44" office:value-type="string">
            <text:p text:style-name="P23"><text:a xlink:type="simple" xlink:href="py3o://for=%22det%20in%20danfe.object_xml.NFe.infNFe.det%22" text:style-name="Internet_20_link" text:visited-style-name="Visited_20_Internet_20_Link"><text:span text:style-name="T23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42" table:number-columns-spanned="44" office:value-type="string">
            <text:p text:style-name="P23"><text:a xlink:type="simple" xlink:href="py3o://if=%22det.numero_item%20%25%202%20!=%200%22" text:style-name="Internet_20_link" text:visited-style-name="Visited_20_Internet_20_Link"><text:span text:style-name="T24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1">
          <table:table-cell table:style-name="Table2.A131" office:value-type="string">
            <text:p text:style-name="P158"><text:user-field-get text:name="py3o.det.prod.cProd">det.prod.cProd</text:user-field-get></text:p>
          </table:table-cell>
          <table:table-cell table:style-name="Table2.B131" table:number-columns-spanned="9" office:value-type="string">
            <text:p text:style-name="P15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31" table:number-columns-spanned="3" office:value-type="string">
            <text:p text:style-name="P144"><text:user-field-get text:name="py3o.det.prod.NCM">det.prod.NCM</text:user-field-get></text:p>
          </table:table-cell>
          <table:covered-table-cell/>
          <table:covered-table-cell/>
          <table:table-cell table:style-name="Table2.N131" table:number-columns-spanned="2" office:value-type="string">
            <text:p text:style-name="P144"><text:user-field-get text:name="py3o.det.cst_formatado">det.cst_formatado</text:user-field-get></text:p>
          </table:table-cell>
          <table:covered-table-cell/>
          <table:table-cell table:style-name="Table2.P131" table:number-columns-spanned="3" office:value-type="string">
            <text:p text:style-name="P144"><text:user-field-get text:name="py3o.det.prod.CFOP">det.prod.CFOP</text:user-field-get></text:p>
          </table:table-cell>
          <table:covered-table-cell/>
          <table:covered-table-cell/>
          <table:table-cell table:style-name="Table2.S131" table:number-columns-spanned="2" office:value-type="string">
            <text:p text:style-name="P147"><text:span text:style-name="T28"><text:user-field-get text:name="py3o.det.prod.qCom">det.prod.qCom</text:user-field-get></text:span><text:s/><text:span text:style-name="T28"><text:user-field-get text:name="py3o.det.prod.uCom">det.prod.uCom</text:user-field-get></text:span></text:p>
          </table:table-cell>
          <table:covered-table-cell/>
          <table:table-cell table:style-name="Table2.U131" table:number-columns-spanned="5" office:value-type="string">
            <text:p text:style-name="P148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le2.Z131" table:number-columns-spanned="6" office:value-type="string">
            <text:p text:style-name="P148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f131" table:number-columns-spanned="5" office:value-type="string">
            <text:p text:style-name="P149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covered-table-cell/>
          <table:table-cell table:style-name="Table2.k131" table:number-columns-spanned="3" office:value-type="string">
            <text:p text:style-name="P153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le2.n131" table:number-columns-spanned="3" office:value-type="string">
            <text:p text:style-name="P148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le2.q131" office:value-type="string">
            <text:p text:style-name="P154"><text:user-field-get text:name="py3o.det.imposto.ICMS.ICMS00.pICMS">det.imposto.ICMS.ICMS00.pICMS</text:user-field-get></text:p>
          </table:table-cell>
          <table:table-cell table:style-name="Table2.r131" office:value-type="string">
            <text:p text:style-name="P148"><text:user-field-get text:name="py3o.det.imposto.IPI.IPITrib.pIPI">det.imposto.IPI.IPITrib.pIPI</text:user-field-get></text:p>
          </table:table-cell>
        </table:table-row>
        <table:table-row>
          <table:table-cell table:style-name="Table2.A142" table:number-columns-spanned="44" office:value-type="string">
            <text:p text:style-name="P23"><text:a xlink:type="simple" xlink:href="py3o://if=%22hasattr(det,'infAdProd')%22" text:style-name="Internet_20_link" text:visited-style-name="Visited_20_Internet_20_Link"><text:span text:style-name="T25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3">
          <table:table-cell table:style-name="Table2.A133" office:value-type="string">
            <text:p text:style-name="P24"/>
          </table:table-cell>
          <table:table-cell table:style-name="Table2.B133" table:number-columns-spanned="9" office:value-type="string">
            <text:p text:style-name="P15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33" table:number-columns-spanned="3" office:value-type="string">
            <text:p text:style-name="P24"/>
          </table:table-cell>
          <table:covered-table-cell/>
          <table:covered-table-cell/>
          <table:table-cell table:style-name="Table2.N133" table:number-columns-spanned="2" office:value-type="string">
            <text:p text:style-name="P24"/>
          </table:table-cell>
          <table:covered-table-cell/>
          <table:table-cell table:style-name="Table2.P133" table:number-columns-spanned="3" office:value-type="string">
            <text:p text:style-name="P24"/>
          </table:table-cell>
          <table:covered-table-cell/>
          <table:covered-table-cell/>
          <table:table-cell table:style-name="Table2.S133" table:number-columns-spanned="2" office:value-type="string">
            <text:p text:style-name="P24"/>
          </table:table-cell>
          <table:covered-table-cell/>
          <table:table-cell table:style-name="Table2.U133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2.Z13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le2.f133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2.k133" table:number-columns-spanned="3" office:value-type="string">
            <text:p text:style-name="P24"/>
          </table:table-cell>
          <table:covered-table-cell/>
          <table:covered-table-cell/>
          <table:table-cell table:style-name="Table2.n133" table:number-columns-spanned="3" office:value-type="string">
            <text:p text:style-name="P24"/>
          </table:table-cell>
          <table:covered-table-cell/>
          <table:covered-table-cell/>
          <table:table-cell table:style-name="Table2.q133" office:value-type="string">
            <text:p text:style-name="P92"/>
          </table:table-cell>
          <table:table-cell table:style-name="Table2.r133" office:value-type="string">
            <text:p text:style-name="P92"/>
          </table:table-cell>
        </table:table-row>
        <table:table-row>
          <table:table-cell table:style-name="Table2.A142" table:number-columns-spanned="44" office:value-type="string">
            <text:p text:style-name="P12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35" table:number-columns-spanned="44" office:value-type="string">
            <text:p text:style-name="P12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.A136" table:number-columns-spanned="44" office:value-type="string">
            <text:p text:style-name="P23"><text:a xlink:type="simple" xlink:href="py3o://if=%22det.numero_item%20%25%202%20==%200%22" text:style-name="Internet_20_link" text:visited-style-name="Visited_20_Internet_20_Link"><text:span text:style-name="T24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7">
          <table:table-cell table:style-name="Table2.A137" office:value-type="string">
            <text:p text:style-name="P160"><text:user-field-get text:name="py3o.det.prod.cProd">det.prod.cProd</text:user-field-get></text:p>
          </table:table-cell>
          <table:table-cell table:style-name="Table2.B137" table:number-columns-spanned="9" office:value-type="string">
            <text:p text:style-name="P160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37" table:number-columns-spanned="3" office:value-type="string">
            <text:p text:style-name="P145"><text:user-field-get text:name="py3o.det.prod.NCM">det.prod.NCM</text:user-field-get></text:p>
          </table:table-cell>
          <table:covered-table-cell/>
          <table:covered-table-cell/>
          <table:table-cell table:style-name="Table2.B137" table:number-columns-spanned="2" office:value-type="string">
            <text:p text:style-name="P146"><text:user-field-get text:name="py3o.det.cst_formatado">det.cst_formatado</text:user-field-get></text:p>
          </table:table-cell>
          <table:covered-table-cell/>
          <table:table-cell table:style-name="Table2.B137" table:number-columns-spanned="3" office:value-type="string">
            <text:p text:style-name="P145"><text:user-field-get text:name="py3o.det.prod.CFOP">det.prod.CFOP</text:user-field-get></text:p>
          </table:table-cell>
          <table:covered-table-cell/>
          <table:covered-table-cell/>
          <table:table-cell table:style-name="Table2.B137" table:number-columns-spanned="2" office:value-type="string">
            <text:p text:style-name="P147"><text:span text:style-name="T28"><text:user-field-get text:name="py3o.det.prod.qCom">det.prod.qCom</text:user-field-get></text:span><text:s/><text:span text:style-name="T11"><text:user-field-get text:name="py3o.det.prod.uCom">det.prod.uCom</text:user-field-get></text:span></text:p>
          </table:table-cell>
          <table:covered-table-cell/>
          <table:table-cell table:style-name="Table2.B137" table:number-columns-spanned="5" office:value-type="string">
            <text:p text:style-name="P150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le2.B137" table:number-columns-spanned="6" office:value-type="string">
            <text:p text:style-name="P150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137" table:number-columns-spanned="5" office:value-type="string">
            <text:p text:style-name="P151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covered-table-cell/>
          <table:table-cell table:style-name="Table2.B137" table:number-columns-spanned="3" office:value-type="string">
            <text:p text:style-name="P155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le2.B137" table:number-columns-spanned="3" office:value-type="string">
            <text:p text:style-name="P152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le2.B137" office:value-type="string">
            <text:p text:style-name="P155"><text:user-field-get text:name="py3o.det.imposto.ICMS.ICMS00.pICMS">det.imposto.ICMS.ICMS00.pICMS</text:user-field-get></text:p>
          </table:table-cell>
          <table:table-cell table:style-name="Table2.B137" office:value-type="string">
            <text:p text:style-name="P152"><text:user-field-get text:name="py3o.det.imposto.IPI.IPITrib.pIPI">det.imposto.IPI.IPITrib.pIPI</text:user-field-get></text:p>
          </table:table-cell>
        </table:table-row>
        <table:table-row table:style-name="Table2.138">
          <table:table-cell table:style-name="Table2.A138" table:number-columns-spanned="44" office:value-type="string">
            <text:p text:style-name="P23"><text:a xlink:type="simple" xlink:href="py3o://if=%22hasattr(det,'infAdProd')%22" text:style-name="Internet_20_link" text:visited-style-name="Visited_20_Internet_20_Link"><text:span text:style-name="T27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9">
          <table:table-cell table:style-name="Table2.A139" office:value-type="string">
            <text:p text:style-name="P25"/>
          </table:table-cell>
          <table:table-cell table:style-name="Table2.B139" table:number-columns-spanned="9" office:value-type="string">
            <text:p text:style-name="P15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39" table:number-columns-spanned="3" office:value-type="string">
            <text:p text:style-name="P25"/>
          </table:table-cell>
          <table:covered-table-cell/>
          <table:covered-table-cell/>
          <table:table-cell table:style-name="Table2.K139" table:number-columns-spanned="2" office:value-type="string">
            <text:p text:style-name="P25"/>
          </table:table-cell>
          <table:covered-table-cell/>
          <table:table-cell table:style-name="Table2.K139" table:number-columns-spanned="3" office:value-type="string">
            <text:p text:style-name="P25"/>
          </table:table-cell>
          <table:covered-table-cell/>
          <table:covered-table-cell/>
          <table:table-cell table:style-name="Table2.K139" table:number-columns-spanned="2" office:value-type="string">
            <text:p text:style-name="P25"/>
          </table:table-cell>
          <table:covered-table-cell/>
          <table:table-cell table:style-name="Table2.K139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Table2.K13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2.K139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Table2.K139" table:number-columns-spanned="3" office:value-type="string">
            <text:p text:style-name="P25"/>
          </table:table-cell>
          <table:covered-table-cell/>
          <table:covered-table-cell/>
          <table:table-cell table:style-name="Table2.K139" table:number-columns-spanned="3" office:value-type="string">
            <text:p text:style-name="P25"/>
          </table:table-cell>
          <table:covered-table-cell/>
          <table:covered-table-cell/>
          <table:table-cell table:style-name="Table2.K139" office:value-type="string">
            <text:p text:style-name="P93"/>
          </table:table-cell>
          <table:table-cell table:style-name="Table2.K139" office:value-type="string">
            <text:p text:style-name="P93"/>
          </table:table-cell>
        </table:table-row>
        <table:table-row table:style-name="Table2.140">
          <table:table-cell table:style-name="Table2.A138" table:number-columns-spanned="44" office:value-type="string">
            <text:p text:style-name="P12"><text:a xlink:type="simple" xlink:href="py3o:///if" text:style-name="Internet_20_link" text:visited-style-name="Visited_20_Internet_20_Link"><text:span text:style-name="T2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41" table:number-columns-spanned="44" office:value-type="string">
            <text:p text:style-name="P12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42" table:number-columns-spanned="44" office:value-type="string">
            <text:p text:style-name="P12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88"><draw:frame draw:style-name="fr6" draw:name="Frame1" text:anchor-type="paragraph" svg:width="19.399cm" svg:height="8.038cm" draw:z-index="25"><draw:text-box><text:p text:style-name="P88"/><table:table table:name="Tabela1" table:style-name="Tabela1"><table:table-column table:style-name="Tabela1.A" table:number-columns-repeated="3"/><table:table-column table:style-name="Tabela1.D"/><table:table-row table:style-name="Tabela1.1"><table:table-cell table:style-name="Tabela1.A1" table:number-columns-spanned="4" office:value-type="string"><text:p text:style-name="P13"><text:a xlink:type="simple" xlink:href="py3o://if=%22hasattr(danfe.object_xml.NFe.infNFe.total,%20'ISSQNTot')%22" text:style-name="Internet_20_link" text:visited-style-name="Visited_20_Internet_20_Link"><text:span text:style-name="T13">if="hasattr(danfe.object_xml.NFe.infNFe.total, 'ISSQNTot')"</text:span></text:a></text:p></table:table-cell><table:covered-table-cell/><table:covered-table-cell/><table:covered-table-cell/></table:table-row><table:table-row table:style-name="Tabela1.1"><table:table-cell table:style-name="Tabela1.A1" table:number-columns-spanned="4" office:value-type="string"><text:p text:style-name="P4">CÁLCULO DO ISSQN</text:p></table:table-cell><table:covered-table-cell/><table:covered-table-cell/><table:covered-table-cell/></table:table-row><table:table-row table:style-name="Tabela1.1"><table:table-cell table:style-name="Tabela1.A3" office:value-type="string"><text:p text:style-name="P104">Inscrição municipal</text:p><text:p text:style-name="P120"><text:user-field-get text:name="py3o.danfe.object_xml.NFe.infNFe.emit.IM">danfe.object_xml.NFe.infNFe.emit.IM</text:user-field-get></text:p></table:table-cell><table:table-cell table:style-name="Tabela1.B3" office:value-type="string"><text:p text:style-name="P104">Valor total dos serviços</text:p><text:p text:style-name="P117"><text:user-field-get text:name="py3o.danfe.object_xml.NFe.infNFe.total.ISSQNTot.vServ">danfe.object_xml.NFe.infNFe.total.ISSQNTot.vServ</text:user-field-get></text:p></table:table-cell><table:table-cell table:style-name="Tabela1.B3" office:value-type="string"><text:p text:style-name="P104">Base de cálculo do ISSQN</text:p><text:p text:style-name="P117"><text:user-field-get text:name="py3o.danfe.object_xml.NFe.infNFe.total.ISSQNTot.vBC">danfe.object_xml.NFe.infNFe.total.ISSQNTot.vBC</text:user-field-get></text:p></table:table-cell><table:table-cell table:style-name="Tabela1.B3" office:value-type="string"><text:p text:style-name="P104">Valor total do ISSQN</text:p><text:p text:style-name="P117"><text:user-field-get text:name="py3o.danfe.object_xml.NFe.infNFe.total.ISSQNTot.vISS">danfe.object_xml.NFe.infNFe.total.ISSQNTot.vISS</text:user-field-get></text:p></table:table-cell></table:table-row><table:table-row table:style-name="Tabela1.1"><table:table-cell table:style-name="Tabela1.A4" table:number-columns-spanned="4" office:value-type="string"><text:p text:style-name="P13"><text:a xlink:type="simple" xlink:href="py3o:///if" text:style-name="Internet_20_link" text:visited-style-name="Visited_20_Internet_20_Link"><text:span text:style-name="T13">/if</text:span></text:a></text:p></table:table-cell><table:covered-table-cell/><table:covered-table-cell/><table:covered-table-cell/></table:table-row><table:table-row table:style-name="Tabela1.5"><table:table-cell table:style-name="Tabela1.A1" table:number-columns-spanned="4" office:value-type="string"><text:p text:style-name="P22">DADOS ADICIONAIS</text:p></table:table-cell><table:covered-table-cell/><table:covered-table-cell/><table:covered-table-cell/></table:table-row><table:table-row table:style-name="Tabela1.6"><table:table-cell table:style-name="Tabela1.A6" table:number-columns-spanned="2" office:value-type="string"><text:p text:style-name="P104">Informações complementares</text:p><text:p text:style-name="P159"><text:user-field-get text:name="py3o.danfe.object_xml.NFe.dados_adicionais_libreoffice">danfe.object_xml.NFe.dados_adicionais_libreoffice</text:user-field-get></text:p></table:table-cell><table:covered-table-cell/><table:table-cell table:style-name="Tabela1.C6" table:number-columns-spanned="2" office:value-type="string"><text:p text:style-name="P104">Reservado ao Fisco</text:p><text:p text:style-name="P120"/></table:table-cell><table:covered-table-cell/></table:table-row><table:table-row table:style-name="Tabela1.7"><table:table-cell table:style-name="Tabela1.A7" table:number-columns-spanned="4" office:value-type="string"><text:p text:style-name="P156">Impresso dia <text:date style:data-style-name="N36" text:date-value="2020-03-04T08:07:48.043582770">04/03/2020</text:date><text:s/>às <text:time style:data-style-name="N41" text:time-value="2020-03-04T08:07:48.043778277">08:07:20</text:time><text:s/>por <text:span text:style-name="T1"><text:user-field-get text:name="py3o.danfe.object_xml.NFe.infNFe.ide.verProc">danfe.object_xml.NFe.infNFe.ide.verProc</text:user-field-get></text:span></text:p></table:table-cell><table:covered-table-cell/><table:covered-table-cell/><table:covered-table-cell/></table:table-row></table:table><text:p text:style-name="P2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loext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loext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0:19.985275636</meta:creation-date>
    <dc:date>2020-03-04T08:07:47.636720300</dc:date>
    <meta:editing-duration>PT22H52M44S</meta:editing-duration>
    <meta:editing-cycles>154</meta:editing-cycles>
    <meta:generator>LibreOffice/6.0.7.3$Linux_X86_64 LibreOffice_project/00m0$Build-3</meta:generator>
    <meta:document-statistic meta:table-count="2" meta:image-count="0" meta:object-count="0" meta:page-count="5" meta:paragraph-count="486" meta:word-count="946" meta:character-count="13666" meta:non-whitespace-character-count="13052"/>
  </office:meta>
</office:document-meta>
</file>